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adornments="Normal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2" style:family="table">
      <style:table-properties style:width="17.59cm" fo:margin-left="0.205cm" fo:margin-top="0cm" fo:margin-bottom="0cm" table:align="left" style:writing-mode="page"/>
    </style:style>
    <style:style style:name="Tableau2.A" style:family="table-column">
      <style:table-column-properties style:column-width="5.863cm"/>
    </style:style>
    <style:style style:name="Tableau2.1" style:family="table-row">
      <style:table-row-properties style:min-row-height="1.201cm" fo:keep-together="auto"/>
    </style:style>
    <style:style style:name="Tableau2.A1" style:family="table-cell">
      <style:table-cell-properties fo:padding-left="0.004cm" fo:padding-right="0.004cm" fo:padding-top="0cm" fo:padding-bottom="0cm" fo:border="0.25pt solid #000000"/>
    </style:style>
    <style:style style:name="Tableau2.2" style:family="table-row">
      <style:table-row-properties style:min-row-height="1.203cm" fo:keep-together="auto"/>
    </style:style>
    <style:style style:name="Tableau2.4" style:family="table-row">
      <style:table-row-properties style:min-row-height="1.205cm" fo:keep-together="auto"/>
    </style:style>
    <style:style style:name="P1" style:family="paragraph" style:parent-style-name="Text_20_body">
      <style:paragraph-properties fo:margin-left="0.203cm" fo:margin-right="0.272cm" fo:line-height="103%"/>
    </style:style>
    <style:style style:name="P2" style:family="paragraph" style:parent-style-name="Text_20_body">
      <style:paragraph-properties fo:margin-left="0.203cm" fo:margin-right="0.025cm" fo:line-height="103%"/>
    </style:style>
    <style:style style:name="P3" style:family="paragraph" style:parent-style-name="Heading_20_2">
      <style:text-properties fo:color="#04aae1" loext:opacity="100%" style:font-name="Calibri1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4aae1" loext:opacity="100%" style:font-name="Calibri1" fo:font-size="18pt" officeooo:paragraph-rsid="00167741" style:font-size-asian="18pt" style:font-size-complex="18pt"/>
    </style:style>
    <style:style style:name="P5" style:family="paragraph" style:parent-style-name="Text_20_body">
      <style:text-properties fo:color="#04aae1" loext:opacity="100%" style:font-name="Calibri1" fo:font-size="10pt" style:font-size-asian="10pt"/>
    </style:style>
    <style:style style:name="P6" style:family="paragraph" style:parent-style-name="Heading_20_2">
      <style:paragraph-properties fo:margin-top="0.25cm" fo:margin-bottom="0cm" style:contextual-spacing="false"/>
      <style:text-properties fo:color="#04aae1" loext:opacity="100%" style:font-name="Calibri1" fo:letter-spacing="-0.004cm" fo:font-weight="bold" officeooo:rsid="00197810" officeooo:paragraph-rsid="001558db" style:font-weight-asian="bold" style:font-weight-complex="bold" style:text-scale="110%"/>
    </style:style>
    <style:style style:name="P7" style:family="paragraph" style:parent-style-name="Standard">
      <style:paragraph-properties fo:margin-left="5.516cm" fo:margin-right="5.509cm" fo:margin-top="0.263cm" fo:margin-bottom="0cm" style:contextual-spacing="false" fo:text-align="center" style:justify-single-word="false" fo:text-indent="0cm" style:auto-text-indent="false"/>
      <style:text-properties fo:color="#04aae1" loext:opacity="100%" style:font-name="Calibri1" fo:font-size="16pt" fo:font-weight="bold" style:font-size-asian="16pt" style:font-weight-asian="bold" style:font-weight-complex="bold" style:text-scale="105%"/>
    </style:style>
    <style:style style:name="P8" style:family="paragraph" style:parent-style-name="Standard">
      <style:paragraph-properties fo:margin-left="5.512cm" fo:margin-right="5.509cm" fo:margin-top="0.561cm" fo:margin-bottom="0cm" style:contextual-spacing="false" fo:text-align="center" style:justify-single-word="false" fo:text-indent="0cm" style:auto-text-indent="false"/>
      <style:text-properties fo:color="#04aae1" loext:opacity="100%" style:font-name="Calibri1" fo:font-size="14pt" fo:font-style="italic" officeooo:rsid="00167741" officeooo:paragraph-rsid="00167741" style:font-size-asian="14pt" style:font-style-asian="italic" style:font-size-complex="14pt" style:font-style-complex="italic" style:text-scale="130%"/>
    </style:style>
    <style:style style:name="P9" style:family="paragraph" style:parent-style-name="Heading_20_2">
      <style:paragraph-properties fo:margin-top="0.346cm" fo:margin-bottom="0cm" style:contextual-spacing="false"/>
      <style:text-properties style:font-name="Calibri1"/>
    </style:style>
    <style:style style:name="P10" style:family="paragraph" style:parent-style-name="Heading_20_2">
      <style:paragraph-properties fo:margin-top="0.25cm" fo:margin-bottom="0cm" style:contextual-spacing="false"/>
      <style:text-properties style:font-name="Calibri1"/>
    </style:style>
    <style:style style:name="P11" style:family="paragraph" style:parent-style-name="Heading_20_2">
      <style:paragraph-properties fo:margin-top="0.455cm" fo:margin-bottom="0cm" style:contextual-spacing="false">
        <style:tab-stops>
          <style:tab-stop style:position="0.949cm"/>
          <style:tab-stop style:position="6.604cm"/>
        </style:tab-stops>
      </style:paragraph-properties>
      <style:text-properties style:font-name="Calibri1"/>
    </style:style>
    <style:style style:name="P12" style:family="paragraph" style:parent-style-name="Heading_20_2">
      <style:text-properties style:font-name="Calibri1"/>
    </style:style>
    <style:style style:name="P13" style:family="paragraph" style:parent-style-name="Heading_20_2">
      <style:paragraph-properties fo:margin-top="0.25cm" fo:margin-bottom="0cm" style:contextual-spacing="false"/>
      <style:text-properties style:font-name="Calibri1" officeooo:paragraph-rsid="006f1ce5"/>
    </style:style>
    <style:style style:name="P14" style:family="paragraph" style:parent-style-name="Standard">
      <style:text-properties style:font-name="Calibri1" officeooo:paragraph-rsid="006f1ce5"/>
    </style:style>
    <style:style style:name="P15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officeooo:paragraph-rsid="006f1ce5"/>
    </style:style>
    <style:style style:name="P16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officeooo:paragraph-rsid="006f1ce5"/>
    </style:style>
    <style:style style:name="P17" style:family="paragraph" style:parent-style-name="Text_20_body">
      <style:text-properties style:font-name="Calibri1" officeooo:paragraph-rsid="006f1ce5"/>
    </style:style>
    <style:style style:name="P18" style:family="paragraph" style:parent-style-name="List_20_Paragraph">
      <style:paragraph-properties fo:margin-left="1.475cm" fo:margin-right="0cm" fo:margin-top="0cm" fo:margin-bottom="0cm" style:contextual-spacing="false" fo:line-height="0.58cm" fo:text-align="start" style:justify-single-word="false" fo:text-indent="0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officeooo:paragraph-rsid="001558db"/>
    </style:style>
    <style:style style:name="P19" style:family="paragraph" style:parent-style-name="Text_20_body">
      <style:paragraph-properties fo:margin-left="0.203cm" fo:margin-right="0.568cm" fo:line-height="103%"/>
      <style:text-properties style:font-name="Calibri1" fo:font-size="11pt" style:font-size-asian="11pt" style:font-size-complex="11pt"/>
    </style:style>
    <style:style style:name="P20" style:family="paragraph" style:parent-style-name="Text_20_body">
      <style:paragraph-properties fo:margin-left="0.203cm" fo:margin-right="0.568cm" fo:margin-top="0.388cm" fo:margin-bottom="0cm" style:contextual-spacing="false" fo:line-height="103%"/>
      <style:text-properties style:font-name="Calibri1" fo:font-size="11pt" style:font-size-asian="11pt" style:font-size-complex="11pt"/>
    </style:style>
    <style:style style:name="P21" style:family="paragraph" style:parent-style-name="Text_20_body">
      <style:paragraph-properties fo:margin-left="0.203cm" fo:margin-right="0.326cm" fo:line-height="103%"/>
      <style:text-properties style:font-name="Calibri1" fo:font-size="11pt" officeooo:paragraph-rsid="00db596f" style:font-size-asian="11pt" style:font-size-complex="11pt"/>
    </style:style>
    <style:style style:name="P22" style:family="paragraph" style:parent-style-name="Text_20_body">
      <style:paragraph-properties fo:margin-top="0.005cm" fo:margin-bottom="0cm" style:contextual-spacing="false"/>
      <style:text-properties style:font-name="Calibri1" fo:font-size="11pt" style:font-size-asian="11pt" style:font-size-complex="11pt"/>
    </style:style>
    <style:style style:name="P23" style:family="paragraph" style:parent-style-name="Text_20_body">
      <style:paragraph-properties fo:margin-left="2.11cm" fo:margin-right="0cm" fo:margin-top="0.025cm" fo:margin-bottom="0cm" style:contextual-spacing="false" fo:line-height="0.462cm"/>
      <style:text-properties style:font-name="Calibri1" fo:font-size="11pt" style:font-size-asian="11pt" style:font-size-complex="11pt"/>
    </style:style>
    <style:style style:name="P24" style:family="paragraph" style:parent-style-name="Text_20_body">
      <style:paragraph-properties fo:margin-left="0.203cm" fo:margin-right="0cm" fo:line-height="103%"/>
      <style:text-properties style:font-name="Calibri1" fo:font-size="11pt" style:font-size-asian="11pt"/>
    </style:style>
    <style:style style:name="P25" style:family="paragraph" style:parent-style-name="Text_20_body">
      <style:text-properties style:font-name="Calibri1" fo:font-size="14pt" fo:font-style="italic" style:font-size-asian="14pt" style:font-style-asian="italic"/>
    </style:style>
    <style:style style:name="P26" style:family="paragraph" style:parent-style-name="Standard">
      <style:text-properties style:font-name="Calibri1"/>
    </style:style>
    <style:style style:name="P27" style:family="paragraph" style:parent-style-name="Standard">
      <style:text-properties style:font-name="Calibri1" officeooo:paragraph-rsid="001c47d2"/>
    </style:style>
    <style:style style:name="P28" style:family="paragraph" style:parent-style-name="Standard">
      <style:paragraph-properties fo:margin-left="0.203cm" fo:margin-right="0cm" fo:margin-top="0.194cm" fo:margin-bottom="0cm" style:contextual-spacing="false" fo:text-align="start" style:justify-single-word="false" fo:text-indent="0cm" style:auto-text-indent="false"/>
      <style:text-properties style:font-name="Calibri1"/>
    </style:style>
    <style:style style:name="P29" style:family="paragraph" style:parent-style-name="Standard">
      <style:paragraph-properties fo:margin-left="0.203cm" fo:margin-right="0cm" fo:margin-top="0.385cm" fo:margin-bottom="0cm" style:contextual-spacing="false" fo:text-align="start" style:justify-single-word="false" fo:text-indent="0cm" style:auto-text-indent="false"/>
      <style:text-properties style:font-name="Calibri1"/>
    </style:style>
    <style:style style:name="P30" style:family="paragraph" style:parent-style-name="Standard">
      <style:text-properties style:font-name="Calibri1" officeooo:paragraph-rsid="007342e0"/>
    </style:style>
    <style:style style:name="P31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officeooo:paragraph-rsid="001558db"/>
    </style:style>
    <style:style style:name="P32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officeooo:paragraph-rsid="001558db"/>
    </style:style>
    <style:style style:name="P33" style:family="paragraph" style:parent-style-name="Text_20_body">
      <style:text-properties style:font-name="Calibri1"/>
    </style:style>
    <style:style style:name="P34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officeooo:paragraph-rsid="001558db" style:font-weight-asian="bold" style:font-weight-complex="bold"/>
    </style:style>
    <style:style style:name="P35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style:font-weight-asian="bold" style:font-weight-complex="bold"/>
    </style:style>
    <style:style style:name="P36" style:family="paragraph" style:parent-style-name="Text_20_body">
      <style:paragraph-properties fo:margin-left="0.203cm" fo:margin-right="0cm"/>
      <style:text-properties style:font-name="Calibri1" fo:font-weight="bold" style:font-weight-asian="bold" style:font-weight-complex="bold"/>
    </style:style>
    <style:style style:name="P37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officeooo:paragraph-rsid="006f1ce5" style:font-weight-asian="bold" style:font-weight-complex="bold"/>
    </style:style>
    <style:style style:name="P38" style:family="paragraph" style:parent-style-name="Text_20_body">
      <style:text-properties style:font-name="Calibri1" fo:font-size="10pt" style:font-size-asian="10pt"/>
    </style:style>
    <style:style style:name="P39" style:family="paragraph" style:parent-style-name="Text_20_body">
      <style:paragraph-properties fo:margin-top="0.004cm" fo:margin-bottom="0cm" style:contextual-spacing="false"/>
      <style:text-properties style:font-name="Calibri1" fo:font-size="8pt" style:font-size-asian="8pt"/>
    </style:style>
    <style:style style:name="P40" style:family="paragraph" style:parent-style-name="Text_20_body">
      <style:paragraph-properties fo:margin-top="0.018cm" fo:margin-bottom="0cm" style:contextual-spacing="false"/>
      <style:text-properties style:font-name="Calibri1" fo:font-size="8pt" style:font-size-asian="8pt"/>
    </style:style>
    <style:style style:name="P41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/>
    </style:style>
    <style:style style:name="P42" style:family="paragraph" style:parent-style-name="Text_20_body">
      <style:paragraph-properties fo:margin-left="0.203cm" fo:margin-right="0cm"/>
      <style:text-properties style:font-name="Calibri1"/>
    </style:style>
    <style:style style:name="P43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/>
    </style:style>
    <style:style style:name="P44" style:family="paragraph" style:parent-style-name="Text_20_body">
      <style:paragraph-properties fo:margin-left="0.203cm" fo:margin-right="0cm" fo:margin-top="0.503cm" fo:margin-bottom="0cm" style:contextual-spacing="false"/>
      <style:text-properties style:font-name="Calibri1"/>
    </style:style>
    <style:style style:name="P45" style:family="paragraph" style:parent-style-name="Text_20_body">
      <style:paragraph-properties fo:margin-top="0.002cm" fo:margin-bottom="0cm" style:contextual-spacing="false"/>
      <style:text-properties style:font-name="Calibri1" fo:font-size="13pt" style:font-size-asian="13pt"/>
    </style:style>
    <style:style style:name="P46" style:family="paragraph" style:parent-style-name="Text_20_body">
      <style:text-properties style:font-name="Calibri1" fo:font-size="16pt" style:font-size-asian="16pt"/>
    </style:style>
    <style:style style:name="P47" style:family="paragraph" style:parent-style-name="Text_20_body">
      <style:paragraph-properties fo:margin-top="0.005cm" fo:margin-bottom="0cm" style:contextual-spacing="false"/>
      <style:text-properties style:font-name="Calibri1" fo:font-size="12.5pt" fo:font-style="italic" style:font-size-asian="12.5pt" style:font-style-asian="italic"/>
    </style:style>
    <style:style style:name="P48" style:family="paragraph" style:parent-style-name="Text_20_body">
      <style:paragraph-properties fo:margin-top="0.002cm" fo:margin-bottom="0cm" style:contextual-spacing="false"/>
      <style:text-properties style:font-name="Calibri1" fo:font-size="12.5pt" fo:font-style="italic" style:font-size-asian="12.5pt" style:font-style-asian="italic"/>
    </style:style>
    <style:style style:name="P49" style:family="paragraph" style:parent-style-name="Text_20_body">
      <style:paragraph-properties fo:margin-top="0.007cm" fo:margin-bottom="0cm" style:contextual-spacing="false"/>
      <style:text-properties style:font-name="Calibri1" fo:font-size="12.5pt" fo:font-style="italic" style:font-size-asian="12.5pt" style:font-style-asian="italic"/>
    </style:style>
    <style:style style:name="P50" style:family="paragraph" style:parent-style-name="Text_20_body">
      <style:paragraph-properties fo:margin-top="0.011cm" fo:margin-bottom="0cm" style:contextual-spacing="false"/>
      <style:text-properties style:font-name="Calibri1" fo:font-size="12.5pt" style:font-size-asian="12.5pt"/>
    </style:style>
    <style:style style:name="P51" style:family="paragraph" style:parent-style-name="Text_20_body">
      <style:paragraph-properties fo:margin-top="0.004cm" fo:margin-bottom="0cm" style:contextual-spacing="false"/>
      <style:text-properties style:font-name="Calibri1" fo:font-size="8.5pt" style:font-size-asian="8.5pt"/>
    </style:style>
    <style:style style:name="P52" style:family="paragraph" style:parent-style-name="Text_20_body">
      <style:paragraph-properties fo:margin-left="0.203cm" fo:margin-right="0.568cm" fo:margin-top="0.739cm" fo:margin-bottom="0cm" style:contextual-spacing="false" fo:line-height="103%"/>
      <style:text-properties style:font-name="Calibri1" fo:font-style="italic" style:font-style-asian="italic" style:font-style-complex="italic"/>
    </style:style>
    <style:style style:name="P53" style:family="paragraph" style:parent-style-name="Standard">
      <style:text-properties fo:color="#666666" loext:opacity="100%" style:font-name="Calibri1" fo:font-style="italic" fo:font-weight="bold" style:font-style-asian="italic" style:font-weight-asian="bold" style:font-style-complex="italic" style:font-weight-complex="bold"/>
    </style:style>
    <style:style style:name="P54" style:family="paragraph" style:parent-style-name="Standard">
      <style:text-properties fo:color="#666666" loext:opacity="100%" style:font-name="Calibri1" fo:font-style="italic" fo:font-weight="bold" officeooo:paragraph-rsid="007342e0" style:font-style-asian="italic" style:font-weight-asian="bold" style:font-style-complex="italic" style:font-weight-complex="bold"/>
    </style:style>
    <style:style style:name="P55" style:family="paragraph" style:parent-style-name="Standard">
      <style:text-properties fo:color="#666666" loext:opacity="100%" style:font-name="Calibri1" fo:font-style="italic" officeooo:paragraph-rsid="00167741" style:font-style-asian="italic" style:font-style-complex="italic"/>
    </style:style>
    <style:style style:name="P56" style:family="paragraph" style:parent-style-name="Standard">
      <style:paragraph-properties fo:text-align="center" style:justify-single-word="false"/>
      <style:text-properties fo:color="#666666" loext:opacity="100%" style:font-name="Calibri1" fo:font-style="italic" officeooo:paragraph-rsid="00167741" style:font-style-asian="italic" style:font-style-complex="italic"/>
    </style:style>
    <style:style style:name="P57" style:family="paragraph" style:parent-style-name="Standard">
      <style:paragraph-properties fo:text-align="start" style:justify-single-word="false"/>
      <style:text-properties fo:color="#666666" loext:opacity="100%" style:font-name="Calibri1" fo:font-style="italic" officeooo:paragraph-rsid="00167741" style:font-style-asian="italic" style:font-style-complex="italic"/>
    </style:style>
    <style:style style:name="P58" style:family="paragraph" style:parent-style-name="Standard">
      <style:paragraph-properties fo:margin-left="0.203cm" fo:margin-right="0cm" fo:margin-top="0.385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style:font-weight-asian="bold" style:font-weight-complex="bold"/>
    </style:style>
    <style:style style:name="P59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style:font-weight-asian="bold" style:font-weight-complex="bold"/>
    </style:style>
    <style:style style:name="P60" style:family="paragraph" style:parent-style-name="Standard">
      <style:paragraph-properties fo:margin-left="0.203cm" fo:margin-right="0cm" fo:margin-top="0.002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style:font-weight-asian="bold" style:font-weight-complex="bold"/>
    </style:style>
    <style:style style:name="P61" style:family="paragraph" style:parent-style-name="Standard">
      <style:paragraph-properties fo:margin-left="0.203cm" fo:margin-right="0cm" fo:margin-top="0.192cm" fo:margin-bottom="0cm" style:contextual-spacing="false" fo:text-align="start" style:justify-single-word="false" fo:text-indent="0cm" style:auto-text-indent="false"/>
      <style:text-properties fo:color="#666666" loext:opacity="100%" style:font-name="Calibri1" fo:font-size="12pt" fo:font-style="italic" fo:font-weight="bold" officeooo:paragraph-rsid="001558db" style:font-size-asian="12pt" style:font-style-asian="italic" style:font-weight-asian="bold" style:font-weight-complex="bold" style:text-scale="105%"/>
    </style:style>
    <style:style style:name="P62" style:family="paragraph" style:parent-style-name="Standard">
      <style:paragraph-properties fo:margin-left="0.203cm" fo:margin-right="0cm" fo:margin-top="0.192cm" fo:margin-bottom="0cm" style:contextual-spacing="false" fo:text-align="start" style:justify-single-word="false" fo:text-indent="0cm" style:auto-text-indent="false"/>
      <style:text-properties fo:color="#666666" loext:opacity="100%" style:font-name="Calibri1" fo:font-size="12pt" fo:font-style="italic" fo:font-weight="bold" style:font-size-asian="12pt" style:font-style-asian="italic" style:font-weight-asian="bold" style:font-weight-complex="bold" style:text-scale="105%"/>
    </style:style>
    <style:style style:name="P63" style:family="paragraph" style:parent-style-name="Standard">
      <style:paragraph-properties fo:margin-left="0.203cm" fo:margin-right="0cm" fo:margin-top="0.441cm" fo:margin-bottom="0cm" style:contextual-spacing="false" fo:text-align="start" style:justify-single-word="false" fo:text-indent="0cm" style:auto-text-indent="false"/>
      <style:text-properties fo:color="#666666" loext:opacity="100%" style:font-name="Calibri1" fo:font-size="12pt" fo:font-style="italic" fo:font-weight="bold" style:font-size-asian="12pt" style:font-style-asian="italic" style:font-weight-asian="bold" style:font-weight-complex="bold" style:text-scale="105%"/>
    </style:style>
    <style:style style:name="P64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/>
      <style:text-properties fo:color="#666666" loext:opacity="100%" style:font-name="Calibri1" fo:font-size="12pt" fo:font-style="italic" fo:font-weight="bold" style:font-size-asian="12pt" style:font-style-asian="italic" style:font-weight-asian="bold" style:font-weight-complex="bold" style:text-scale="105%"/>
    </style:style>
    <style:style style:name="P65" style:family="paragraph" style:parent-style-name="Standard">
      <style:text-properties fo:color="#666666" loext:opacity="100%" style:font-name="Calibri1" fo:font-size="12pt" fo:font-style="italic" fo:font-weight="bold" officeooo:paragraph-rsid="007342e0" style:font-size-asian="12pt" style:font-style-asian="italic" style:font-weight-asian="bold" style:font-weight-complex="bold" style:text-scale="105%"/>
    </style:style>
    <style:style style:name="P66" style:family="paragraph" style:parent-style-name="Heading_20_1">
      <style:paragraph-properties fo:margin-left="5.516cm" fo:margin-right="5.503cm" fo:margin-top="0.416cm" fo:margin-bottom="0cm" style:contextual-spacing="false"/>
      <style:text-properties fo:color="#04aae1" loext:opacity="100%" style:font-name="Calibri1" style:text-scale="110%"/>
    </style:style>
    <style:style style:name="P67" style:family="paragraph" style:parent-style-name="Heading_20_2">
      <style:paragraph-properties fo:margin-top="0.222cm" fo:margin-bottom="0cm" style:contextual-spacing="false"/>
      <style:text-properties style:font-name="Calibri1"/>
    </style:style>
    <style:style style:name="P68" style:family="paragraph" style:parent-style-name="Heading_20_2">
      <style:paragraph-properties fo:margin-top="0.506cm" fo:margin-bottom="0cm" style:contextual-spacing="false"/>
      <style:text-properties style:font-name="Calibri1"/>
    </style:style>
    <style:style style:name="P69" style:family="paragraph" style:parent-style-name="Heading_20_2">
      <style:paragraph-properties fo:margin-top="0.397cm" fo:margin-bottom="0cm" style:contextual-spacing="false"/>
      <style:text-properties style:font-name="Calibri1"/>
    </style:style>
    <style:style style:name="P70" style:family="paragraph" style:parent-style-name="Heading_20_2">
      <style:text-properties style:font-name="Calibri1" officeooo:paragraph-rsid="00dccb56"/>
    </style:style>
    <style:style style:name="P71" style:family="paragraph" style:parent-style-name="Heading_20_2">
      <style:paragraph-properties fo:margin-top="0.208cm" fo:margin-bottom="0cm" style:contextual-spacing="false"/>
      <style:text-properties style:font-name="Calibri1" fo:font-size="16pt" officeooo:paragraph-rsid="00dccb56" style:font-size-asian="16pt"/>
    </style:style>
    <style:style style:name="P72" style:family="paragraph" style:parent-style-name="Heading_20_2">
      <style:text-properties style:font-name="Calibri1"/>
    </style:style>
    <style:style style:name="P73" style:family="paragraph" style:parent-style-name="Heading_20_2">
      <style:text-properties style:font-name="Calibri1" fo:font-size="18pt" officeooo:paragraph-rsid="00dccb56" style:font-size-asian="18pt" style:font-size-complex="18pt"/>
    </style:style>
    <style:style style:name="P74" style:family="paragraph" style:parent-style-name="Heading_20_2">
      <style:paragraph-properties fo:margin-top="0.002cm" fo:margin-bottom="0cm" style:contextual-spacing="false"/>
      <style:text-properties style:font-name="Calibri1"/>
    </style:style>
    <style:style style:name="P75" style:family="paragraph" style:parent-style-name="Heading_20_2">
      <style:paragraph-properties fo:margin-top="0.346cm" fo:margin-bottom="0cm" style:contextual-spacing="false"/>
      <style:text-properties style:font-name="Calibri1"/>
    </style:style>
    <style:style style:name="P76" style:family="paragraph" style:parent-style-name="List_20_Paragraph" style:list-style-name="WWNum1">
      <style:paragraph-properties fo:margin-left="1.475cm" fo:margin-right="1.36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7" style:family="paragraph" style:parent-style-name="List_20_Paragraph" style:list-style-name="WWNum1">
      <style:paragraph-properties fo:margin-left="1.475cm" fo:margin-right="1.13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8" style:family="paragraph" style:parent-style-name="List_20_Paragraph" style:list-style-name="WWNum1">
      <style:paragraph-properties fo:margin-left="1.475cm" fo:margin-right="0.47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79" style:family="paragraph" style:parent-style-name="List_20_Paragraph" style:list-style-name="WWNum1">
      <style:paragraph-properties fo:margin-left="1.475cm" fo:margin-right="0.923cm" fo:margin-top="0.021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0" style:family="paragraph" style:parent-style-name="List_20_Paragraph" style:list-style-name="WWNum1">
      <style:paragraph-properties fo:margin-left="1.475cm" fo:margin-right="0.796cm" fo:margin-top="0.02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1" style:family="paragraph" style:parent-style-name="List_20_Paragraph" style:list-style-name="WWNum1">
      <style:paragraph-properties fo:margin-left="1.475cm" fo:margin-right="0.376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officeooo:paragraph-rsid="00d7a1e9" style:font-size-asian="11pt" style:font-size-complex="11pt"/>
    </style:style>
    <style:style style:name="P82" style:family="paragraph" style:parent-style-name="List_20_Paragraph" style:list-style-name="WWNum1">
      <style:paragraph-properties fo:margin-left="1.475cm" fo:margin-right="1.6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officeooo:paragraph-rsid="00d7a1e9" style:font-size-asian="11pt" style:font-size-complex="11pt"/>
    </style:style>
    <style:style style:name="P83" style:family="paragraph" style:parent-style-name="List_20_Paragraph" style:list-style-name="WWNum1">
      <style:paragraph-properties fo:margin-left="2.11cm" fo:margin-right="0.533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84" style:family="paragraph" style:parent-style-name="List_20_Paragraph" style:list-style-name="WWNum1">
      <style:paragraph-properties fo:margin-left="1.475cm" fo:margin-right="0cm" fo:margin-top="0cm" fo:margin-bottom="0cm" style:contextual-spacing="false" fo:line-height="0.545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5" style:family="paragraph" style:parent-style-name="List_20_Paragraph" style:list-style-name="WWNum1">
      <style:paragraph-properties fo:margin-left="2.11cm" fo:margin-right="0cm" fo:margin-top="0cm" fo:margin-bottom="0cm" style:contextual-spacing="false" fo:line-height="0.545cm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86" style:family="paragraph" style:parent-style-name="List_20_Paragraph" style:list-style-name="WWNum1">
      <style:paragraph-properties fo:margin-left="1.475cm" fo:margin-right="0cm" fo:margin-top="0cm" fo:margin-bottom="0cm" style:contextual-spacing="false" fo:line-height="0.50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7" style:family="paragraph" style:parent-style-name="List_20_Paragraph" style:list-style-name="WWNum1">
      <style:paragraph-properties fo:margin-left="1.475cm" fo:margin-right="0.683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8" style:family="paragraph" style:parent-style-name="List_20_Paragraph" style:list-style-name="WWNum1">
      <style:paragraph-properties fo:margin-left="1.475cm" fo:margin-right="1.695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89" style:family="paragraph" style:parent-style-name="List_20_Paragraph" style:list-style-name="WWNum1">
      <style:paragraph-properties fo:margin-left="1.475cm" fo:margin-right="1.462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90" style:family="paragraph" style:parent-style-name="List_20_Paragraph">
      <style:paragraph-properties fo:margin-left="1.475cm" fo:margin-right="0.441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91" style:family="paragraph" style:parent-style-name="List_20_Paragraph" style:list-style-name="WWNum1">
      <style:paragraph-properties fo:margin-left="1.475cm" fo:margin-right="0cm" fo:margin-top="0cm" fo:margin-bottom="0cm" style:contextual-spacing="false" fo:line-height="0.543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92" style:family="paragraph" style:parent-style-name="List_20_Paragraph" style:list-style-name="WWNum1">
      <style:paragraph-properties fo:margin-left="1.475cm" fo:margin-right="0cm" fo:margin-top="0cm" fo:margin-bottom="0cm" style:contextual-spacing="false" fo:line-height="0.5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93" style:family="paragraph" style:parent-style-name="List_20_Paragraph" style:list-style-name="WWNum1">
      <style:paragraph-properties fo:margin-left="1.475cm" fo:margin-right="0cm" fo:margin-top="0.453cm" fo:margin-bottom="0cm" style:contextual-spacing="false" fo:line-height="0.5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94" style:family="paragraph" style:parent-style-name="List_20_Paragraph">
      <style:paragraph-properties fo:margin-left="1.475cm" fo:margin-right="0cm" fo:margin-top="0cm" fo:margin-bottom="0cm" style:contextual-spacing="false" fo:line-height="0.5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95" style:family="paragraph" style:parent-style-name="List_20_Paragraph" style:list-style-name="WWNum1">
      <style:paragraph-properties fo:margin-left="1.475cm" fo:margin-right="0cm" fo:margin-top="0.453cm" fo:margin-bottom="0cm" style:contextual-spacing="false" fo:line-height="0.579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96" style:family="paragraph" style:parent-style-name="List_20_Paragraph" style:list-style-name="WWNum1">
      <style:paragraph-properties fo:margin-left="1.475cm" fo:margin-right="0cm" fo:margin-top="0cm" fo:margin-bottom="0cm" style:contextual-spacing="false" fo:line-height="0.579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97" style:family="paragraph" style:parent-style-name="List_20_Paragraph" style:list-style-name="WWNum1">
      <style:paragraph-properties fo:margin-left="1.475cm" fo:margin-right="0cm" fo:margin-top="0cm" fo:margin-bottom="0cm" style:contextual-spacing="false" fo:line-height="0.512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98" style:family="paragraph" style:parent-style-name="List_20_Paragraph" style:list-style-name="WWNum1">
      <style:paragraph-properties fo:margin-left="1.475cm" fo:margin-right="0.496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99" style:family="paragraph" style:parent-style-name="List_20_Paragraph">
      <style:paragraph-properties fo:margin-left="1.475cm" fo:margin-right="0.305cm" fo:margin-top="0cm" fo:margin-bottom="0cm" style:contextual-spacing="false" fo:line-height="95%" fo:text-align="start" style:justify-single-word="false" fo:text-indent="0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/>
    </style:style>
    <style:style style:name="P100" style:family="paragraph" style:parent-style-name="List_20_Paragraph" style:list-style-name="WWNum1">
      <style:paragraph-properties fo:margin-left="1.475cm" fo:margin-right="1.166cm" fo:margin-top="0.004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/>
    </style:style>
    <style:style style:name="P101" style:family="paragraph" style:parent-style-name="List_20_Paragraph" style:list-style-name="WWNum1">
      <style:paragraph-properties fo:margin-left="1.475cm" fo:margin-right="0.291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02" style:family="paragraph" style:parent-style-name="Standard" style:master-page-name="Standard">
      <style:paragraph-properties fo:text-align="center" style:justify-single-word="false" style:page-number="auto"/>
      <style:text-properties fo:color="#04aae1" loext:opacity="100%" style:font-name="Calibri1" fo:font-size="18pt" officeooo:paragraph-rsid="00167741" style:font-size-asian="18pt" style:font-size-complex="18pt"/>
    </style:style>
    <style:style style:name="P103" style:family="paragraph" style:parent-style-name="Standard" style:list-style-name="L1">
      <style:paragraph-properties fo:text-align="start" style:justify-single-word="false"/>
      <style:text-properties fo:color="#666666" loext:opacity="100%" fo:font-style="italic" officeooo:paragraph-rsid="00167741" style:font-style-asian="italic" style:font-style-complex="italic"/>
    </style:style>
    <style:style style:name="P104" style:family="paragraph" style:parent-style-name="Standard" style:list-style-name="L1">
      <style:paragraph-properties fo:text-align="start" style:justify-single-word="false"/>
      <style:text-properties fo:color="#666666" loext:opacity="100%" style:font-name="Calibri1" fo:font-style="italic" officeooo:paragraph-rsid="00167741" style:font-style-asian="italic" style:font-style-complex="italic"/>
    </style:style>
    <style:style style:name="P105" style:family="paragraph" style:parent-style-name="Standard">
      <style:paragraph-properties fo:text-align="center" style:justify-single-word="false"/>
      <style:text-properties fo:color="#666666" loext:opacity="100%" style:font-name="Calibri1" fo:font-style="italic" officeooo:paragraph-rsid="00167741" style:font-style-asian="italic" style:font-style-complex="italic"/>
    </style:style>
    <style:style style:name="P106" style:family="paragraph" style:parent-style-name="Standard">
      <style:paragraph-properties fo:text-align="center" style:justify-single-word="false"/>
      <style:text-properties fo:color="#666666" loext:opacity="100%" style:font-name="Calibri1" fo:font-style="italic" officeooo:paragraph-rsid="00dccb56" style:font-style-asian="italic" style:font-style-complex="italic"/>
    </style:style>
    <style:style style:name="P107" style:family="paragraph" style:parent-style-name="Standard">
      <style:text-properties fo:color="#666666" loext:opacity="100%" style:font-name="Calibri1" fo:font-style="italic" officeooo:paragraph-rsid="00167741" style:font-style-asian="italic" style:font-style-complex="italic"/>
    </style:style>
    <style:style style:name="P108" style:family="paragraph" style:parent-style-name="Standard" style:list-style-name="L2">
      <style:text-properties style:font-name="Calibri1" officeooo:paragraph-rsid="001c47d2"/>
    </style:style>
    <style:style style:name="P109" style:family="paragraph" style:parent-style-name="Standard" style:list-style-name="L3">
      <style:text-properties style:font-name="Calibri1" officeooo:paragraph-rsid="001cba64"/>
    </style:style>
    <style:style style:name="P110" style:family="paragraph" style:parent-style-name="Standard" style:list-style-name="L3">
      <style:text-properties style:font-name="Calibri1" officeooo:paragraph-rsid="00ddcb38"/>
    </style:style>
    <style:style style:name="P111" style:family="paragraph" style:parent-style-name="Standard" style:list-style-name="WWNum1">
      <style:text-properties style:font-name="Calibri1" fo:font-size="12pt" officeooo:paragraph-rsid="001cba64" style:font-size-asian="12pt" style:font-size-complex="12pt"/>
    </style:style>
    <style:style style:name="P112" style:family="paragraph" style:parent-style-name="Standard">
      <style:paragraph-properties fo:margin-left="0.203cm" fo:margin-right="0cm" fo:margin-top="0.194cm" fo:margin-bottom="0cm" style:contextual-spacing="false" fo:text-align="start" style:justify-single-word="false" fo:text-indent="0cm" style:auto-text-indent="false"/>
      <style:text-properties style:font-name="Calibri1" fo:font-size="12pt" style:font-size-asian="12pt"/>
    </style:style>
    <style:style style:name="P113" style:family="paragraph" style:parent-style-name="Standard" style:list-style-name="L4">
      <style:text-properties style:font-name="Calibri1" officeooo:paragraph-rsid="007537ff"/>
    </style:style>
    <style:style style:name="P114" style:family="paragraph" style:parent-style-name="Standard" style:list-style-name="WWNum1">
      <style:text-properties style:font-name="Calibri1" fo:font-size="11pt" officeooo:paragraph-rsid="007197fd" style:font-size-asian="11pt" style:font-size-complex="11pt"/>
    </style:style>
    <style:style style:name="P115" style:family="paragraph" style:parent-style-name="Standard">
      <style:paragraph-properties fo:margin-left="5.514cm" fo:margin-right="5.509cm" fo:margin-top="0.575cm" fo:margin-bottom="0cm" style:contextual-spacing="false" fo:text-align="center" style:justify-single-word="false" fo:text-indent="0cm" style:auto-text-indent="false"/>
      <style:text-properties style:font-name="Calibri1" fo:font-size="18pt" style:font-size-asian="18pt"/>
    </style:style>
    <style:style style:name="P116" style:family="paragraph" style:parent-style-name="Standard" style:list-style-name="L4">
      <style:text-properties officeooo:paragraph-rsid="007537ff"/>
    </style:style>
    <style:style style:name="P117" style:family="paragraph" style:parent-style-name="Table_20_Paragraph">
      <style:text-properties style:font-name="Calibri1" fo:font-size="12pt" style:font-size-asian="12pt"/>
    </style:style>
    <style:style style:name="P118" style:family="paragraph" style:parent-style-name="Table_20_Paragraph">
      <style:paragraph-properties fo:margin-left="0.099cm" fo:margin-right="0.831cm" fo:line-height="103%" fo:text-indent="0.106cm" style:auto-text-indent="false"/>
      <style:text-properties style:font-name="Calibri1"/>
    </style:style>
    <style:style style:name="P119" style:family="paragraph" style:parent-style-name="Table_20_Paragraph">
      <style:paragraph-properties fo:margin-left="0.099cm" fo:margin-right="2.18cm" fo:line-height="103%" fo:text-indent="0.106cm" style:auto-text-indent="false"/>
      <style:text-properties style:font-name="Calibri1"/>
    </style:style>
    <style:style style:name="P120" style:family="paragraph" style:parent-style-name="Table_20_Paragraph">
      <style:paragraph-properties fo:margin-left="0.099cm" fo:margin-right="0.864cm" fo:line-height="103%" fo:text-indent="0.106cm" style:auto-text-indent="false"/>
      <style:text-properties style:font-name="Calibri1"/>
    </style:style>
    <style:style style:name="P121" style:family="paragraph" style:parent-style-name="Table_20_Paragraph">
      <style:paragraph-properties fo:margin-left="0.099cm" fo:margin-right="0.778cm" fo:line-height="103%"/>
      <style:text-properties style:font-name="Calibri1"/>
    </style:style>
    <style:style style:name="P122" style:family="paragraph" style:parent-style-name="Table_20_Paragraph">
      <style:paragraph-properties fo:margin-left="0.099cm" fo:margin-right="2.321cm" fo:line-height="103%"/>
    </style:style>
    <style:style style:name="P123" style:family="paragraph" style:parent-style-name="Table_20_Paragraph">
      <style:paragraph-properties fo:margin-left="0.099cm" fo:margin-right="1.76cm" fo:line-height="103%"/>
    </style:style>
    <style:style style:name="P124" style:family="paragraph" style:parent-style-name="Text_20_body" style:master-page-name="Converted1">
      <style:paragraph-properties style:page-number="auto"/>
      <style:text-properties style:font-name="Calibri1" fo:font-size="11.5pt" fo:font-style="italic" style:font-size-asian="11.5pt" style:font-style-asian="italic"/>
    </style:style>
    <style:style style:name="P125" style:family="paragraph" style:parent-style-name="Text_20_body">
      <style:paragraph-properties fo:margin-left="0.203cm" fo:margin-right="0.272cm" fo:margin-top="0.021cm" fo:margin-bottom="0cm" style:contextual-spacing="false" fo:line-height="103%"/>
      <style:text-properties style:font-name="Calibri1" fo:font-size="11pt" officeooo:paragraph-rsid="00dccb56" style:font-size-asian="11pt" style:font-size-complex="11pt"/>
    </style:style>
    <style:style style:name="P126" style:family="paragraph" style:parent-style-name="Text_20_body">
      <style:paragraph-properties fo:margin-left="0.203cm" fo:margin-right="0cm"/>
      <style:text-properties style:font-name="Calibri1" fo:font-size="11pt" style:font-size-asian="11pt" style:font-size-complex="11pt"/>
    </style:style>
    <style:style style:name="P127" style:family="paragraph" style:parent-style-name="Text_20_body">
      <style:paragraph-properties fo:margin-left="0.203cm" fo:margin-right="1.219cm" fo:line-height="100%"/>
      <style:text-properties style:font-name="Calibri1" fo:font-size="11pt" officeooo:paragraph-rsid="00dccb56" style:font-size-asian="11pt" style:font-size-complex="11pt"/>
    </style:style>
    <style:style style:name="P128" style:family="paragraph" style:parent-style-name="Text_20_body">
      <style:paragraph-properties fo:margin-top="0.007cm" fo:margin-bottom="0cm" style:contextual-spacing="false"/>
      <style:text-properties style:font-name="Calibri1" fo:font-size="12.5pt" style:font-size-asian="12.5pt"/>
    </style:style>
    <style:style style:name="P129" style:family="paragraph" style:parent-style-name="Text_20_body">
      <style:text-properties style:font-name="Calibri1" fo:font-size="16pt" style:font-size-asian="16pt"/>
    </style:style>
    <style:style style:name="P130" style:family="paragraph" style:parent-style-name="Text_20_body">
      <style:paragraph-properties fo:margin-left="0.203cm" fo:margin-right="3.863cm" fo:margin-top="0.741cm" fo:margin-bottom="0cm" style:contextual-spacing="false" fo:line-height="103%"/>
      <style:text-properties style:font-name="Calibri1" officeooo:paragraph-rsid="00dccb56"/>
    </style:style>
    <style:style style:name="P131" style:family="paragraph" style:parent-style-name="Text_20_body">
      <style:paragraph-properties fo:margin-top="0.002cm" fo:margin-bottom="0cm" style:contextual-spacing="false"/>
      <style:text-properties style:font-name="Calibri1" fo:font-size="13pt" style:font-size-asian="13pt"/>
    </style:style>
    <style:style style:name="P132" style:family="paragraph" style:parent-style-name="Text_20_body">
      <style:paragraph-properties fo:margin-top="0.007cm" fo:margin-bottom="0cm" style:contextual-spacing="false"/>
      <style:text-properties style:font-name="Calibri1" fo:font-size="16.5pt" style:font-size-asian="16.5pt"/>
    </style:style>
    <style:style style:name="P133" style:family="paragraph" style:parent-style-name="Text_20_body">
      <style:paragraph-properties fo:margin-left="0.203cm" fo:margin-right="0cm"/>
      <style:text-properties style:font-name="Calibri1" officeooo:paragraph-rsid="00dccb56"/>
    </style:style>
    <style:style style:name="P134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officeooo:paragraph-rsid="00dccb56"/>
    </style:style>
    <style:style style:name="P135" style:family="paragraph" style:parent-style-name="Text_20_body">
      <style:paragraph-properties fo:margin-top="0.011cm" fo:margin-bottom="0cm" style:contextual-spacing="false"/>
      <style:text-properties style:font-name="Calibri1" fo:font-size="15.5pt" style:font-size-asian="15.5pt"/>
    </style:style>
    <style:style style:name="P136" style:family="paragraph" style:parent-style-name="Text_20_body">
      <style:paragraph-properties fo:margin-left="0.203cm" fo:margin-right="0cm"/>
      <style:text-properties style:font-name="Calibri1"/>
    </style:style>
    <style:style style:name="P137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/>
    </style:style>
    <style:style style:name="P138" style:family="paragraph" style:parent-style-name="Text_20_body">
      <style:text-properties style:font-name="Calibri1" fo:font-size="10pt" style:font-size-asian="10pt"/>
    </style:style>
    <style:style style:name="P139" style:family="paragraph" style:parent-style-name="Text_20_body">
      <style:paragraph-properties fo:margin-top="0.002cm" fo:margin-bottom="0cm" style:contextual-spacing="false"/>
      <style:text-properties style:font-name="Calibri1" fo:font-size="14.5pt" style:font-size-asian="14.5pt"/>
    </style:style>
    <style:style style:name="P140" style:family="paragraph" style:parent-style-name="Text_20_body">
      <style:text-properties style:font-name="Calibri1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etter-spacing="-0.012cm" style:font-size-asian="12pt"/>
    </style:style>
    <style:style style:name="T3" style:family="text">
      <style:text-properties fo:font-size="12pt" fo:letter-spacing="-0.101cm" style:font-size-asian="12pt"/>
    </style:style>
    <style:style style:name="T4" style:family="text">
      <style:text-properties fo:font-size="12pt" fo:letter-spacing="-0.002cm" style:font-size-asian="12pt"/>
    </style:style>
    <style:style style:name="T5" style:family="text">
      <style:text-properties fo:font-size="12pt" fo:letter-spacing="-0.002cm" fo:font-style="italic" style:font-size-asian="12pt" style:font-style-asian="italic" style:text-scale="105%"/>
    </style:style>
    <style:style style:name="T6" style:family="text">
      <style:text-properties fo:font-size="12pt" fo:letter-spacing="-0.023cm" style:font-size-asian="12pt"/>
    </style:style>
    <style:style style:name="T7" style:family="text">
      <style:text-properties fo:font-size="12pt" fo:letter-spacing="-0.023cm" fo:font-style="italic" style:font-size-asian="12pt" style:font-style-asian="italic" style:text-scale="105%"/>
    </style:style>
    <style:style style:name="T8" style:family="text">
      <style:text-properties fo:font-size="12pt" fo:letter-spacing="-0.025cm" style:font-size-asian="12pt"/>
    </style:style>
    <style:style style:name="T9" style:family="text">
      <style:text-properties fo:font-size="12pt" fo:letter-spacing="-0.009cm" style:font-size-asian="12pt"/>
    </style:style>
    <style:style style:name="T10" style:family="text">
      <style:text-properties fo:color="#00007f" loext:opacity="100%" style:font-name="Calibri1" fo:font-size="12pt" fo:letter-spacing="-0.002cm" style:text-underline-style="solid" style:text-underline-width="auto" style:text-underline-color="#00007f" style:font-size-asian="12pt"/>
    </style:style>
    <style:style style:name="T11" style:family="text">
      <style:text-properties fo:color="#00007f" loext:opacity="100%" style:font-name="Calibri1" fo:font-size="11pt" style:text-underline-style="solid" style:text-underline-width="auto" style:text-underline-color="#00007f" style:font-size-asian="11pt" style:font-size-complex="11pt"/>
    </style:style>
    <style:style style:name="T12" style:family="text">
      <style:text-properties fo:color="#00007f" loext:opacity="100%" style:font-name="Calibri1" fo:font-size="11pt" style:font-size-asian="11pt" style:font-size-complex="11pt"/>
    </style:style>
    <style:style style:name="T13" style:family="text">
      <style:text-properties fo:color="#00007f" loext:opacity="100%" style:font-name="Calibri1" fo:font-size="11pt" fo:letter-spacing="-0.016cm" style:font-size-asian="11pt" style:font-size-complex="11pt"/>
    </style:style>
    <style:style style:name="T14" style:family="text">
      <style:text-properties style:text-scale="105%"/>
    </style:style>
    <style:style style:name="T15" style:family="text">
      <style:text-properties officeooo:rsid="0070ec86" style:text-scale="105%"/>
    </style:style>
    <style:style style:name="T16" style:family="text">
      <style:text-properties fo:letter-spacing="-0.011cm"/>
    </style:style>
    <style:style style:name="T17" style:family="text">
      <style:text-properties fo:letter-spacing="-0.011cm" style:text-scale="105%"/>
    </style:style>
    <style:style style:name="T18" style:family="text">
      <style:text-properties fo:letter-spacing="-0.011cm" officeooo:rsid="00197810" style:text-scale="105%"/>
    </style:style>
    <style:style style:name="T19" style:family="text">
      <style:text-properties fo:letter-spacing="-0.011cm" officeooo:rsid="002d703a"/>
    </style:style>
    <style:style style:name="T20" style:family="text">
      <style:text-properties fo:letter-spacing="-0.011cm" officeooo:rsid="00dccb56"/>
    </style:style>
    <style:style style:name="T21" style:family="text">
      <style:text-properties fo:letter-spacing="-0.012cm"/>
    </style:style>
    <style:style style:name="T22" style:family="text">
      <style:text-properties fo:letter-spacing="-0.002cm"/>
    </style:style>
    <style:style style:name="T23" style:family="text">
      <style:text-properties fo:letter-spacing="-0.002cm" fo:language="en" fo:country="US" fo:font-style="italic" fo:font-weight="bold" style:font-name-asian="Times New Roman1" style:language-asian="en" style:country-asian="US" style:font-style-asian="italic" style:font-weight-asian="bold" style:font-name-complex="Times New Roman1" style:language-complex="ar" style:country-complex="SA" style:font-weight-complex="bold" style:text-scale="110%"/>
    </style:style>
    <style:style style:name="T24" style:family="text">
      <style:text-properties fo:letter-spacing="-0.002cm" fo:language="en" fo:country="US" fo:font-style="italic" fo:font-weight="bold" officeooo:rsid="00167741" style:font-name-asian="Times New Roman1" style:language-asian="en" style:country-asian="US" style:font-style-asian="italic" style:font-weight-asian="bold" style:font-name-complex="Times New Roman1" style:language-complex="ar" style:country-complex="SA" style:font-weight-complex="bold" style:text-scale="110%"/>
    </style:style>
    <style:style style:name="T25" style:family="text">
      <style:text-properties fo:letter-spacing="-0.002cm" fo:language="en" fo:country="US" fo:font-style="italic" fo:font-weight="bold" officeooo:rsid="00dccb56" style:font-name-asian="Times New Roman1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 style:text-scale="110%"/>
    </style:style>
    <style:style style:name="T26" style:family="text">
      <style:text-properties fo:letter-spacing="-0.002cm" fo:font-weight="bold" style:font-weight-asian="bold" style:font-weight-complex="bold" style:text-scale="105%"/>
    </style:style>
    <style:style style:name="T27" style:family="text">
      <style:text-properties fo:letter-spacing="-0.002cm" fo:font-weight="bold" style:font-weight-asian="bold" style:font-weight-complex="bold" style:text-scale="110%"/>
    </style:style>
    <style:style style:name="T28" style:family="text">
      <style:text-properties fo:letter-spacing="-0.002cm" fo:font-weight="bold" officeooo:rsid="002d703a" style:font-weight-asian="bold" style:font-weight-complex="bold" style:text-scale="110%"/>
    </style:style>
    <style:style style:name="T29" style:family="text">
      <style:text-properties fo:letter-spacing="-0.002cm" style:font-size-complex="11pt"/>
    </style:style>
    <style:style style:name="T30" style:family="text">
      <style:text-properties fo:letter-spacing="-0.002cm" officeooo:rsid="00dccb56"/>
    </style:style>
    <style:style style:name="T31" style:family="text">
      <style:text-properties fo:letter-spacing="-0.014cm"/>
    </style:style>
    <style:style style:name="T32" style:family="text">
      <style:text-properties fo:letter-spacing="-0.016cm"/>
    </style:style>
    <style:style style:name="T33" style:family="text">
      <style:text-properties fo:letter-spacing="-0.016cm" fo:font-weight="bold" style:font-weight-asian="bold" style:font-weight-complex="bold" style:text-scale="105%"/>
    </style:style>
    <style:style style:name="T34" style:family="text">
      <style:text-properties fo:letter-spacing="-0.101cm"/>
    </style:style>
    <style:style style:name="T35" style:family="text">
      <style:text-properties fo:letter-spacing="-0.101cm" style:font-size-complex="11pt"/>
    </style:style>
    <style:style style:name="T36" style:family="text">
      <style:text-properties fo:letter-spacing="0.002cm"/>
    </style:style>
    <style:style style:name="T37" style:family="text">
      <style:text-properties fo:letter-spacing="0.002cm" style:font-size-complex="11pt"/>
    </style:style>
    <style:style style:name="T38" style:family="text">
      <style:text-properties fo:letter-spacing="-0.018cm"/>
    </style:style>
    <style:style style:name="T39" style:family="text">
      <style:text-properties fo:letter-spacing="-0.018cm" style:font-size-complex="11pt"/>
    </style:style>
    <style:style style:name="T40" style:family="text">
      <style:text-properties fo:letter-spacing="-0.009cm"/>
    </style:style>
    <style:style style:name="T41" style:family="text">
      <style:text-properties fo:letter-spacing="-0.009cm" officeooo:rsid="00dccb56"/>
    </style:style>
    <style:style style:name="T42" style:family="text">
      <style:text-properties fo:letter-spacing="-0.004cm"/>
    </style:style>
    <style:style style:name="T43" style:family="text">
      <style:text-properties fo:letter-spacing="-0.004cm" style:font-size-complex="11pt"/>
    </style:style>
    <style:style style:name="T44" style:family="text">
      <style:text-properties fo:letter-spacing="-0.004cm" fo:font-weight="bold" style:font-weight-asian="bold" style:font-weight-complex="bold" style:text-scale="110%"/>
    </style:style>
    <style:style style:name="T45" style:family="text">
      <style:text-properties fo:letter-spacing="-0.005cm"/>
    </style:style>
    <style:style style:name="T46" style:family="text">
      <style:text-properties fo:letter-spacing="-0.005cm" fo:font-weight="bold" style:font-weight-asian="bold" style:font-weight-complex="bold" style:text-scale="105%"/>
    </style:style>
    <style:style style:name="T47" style:family="text">
      <style:text-properties fo:letter-spacing="-0.005cm" style:font-size-complex="11pt"/>
    </style:style>
    <style:style style:name="T48" style:family="text">
      <style:text-properties fo:letter-spacing="-0.005cm" officeooo:rsid="00dccb56"/>
    </style:style>
    <style:style style:name="T49" style:family="text">
      <style:text-properties fo:letter-spacing="-0.023cm"/>
    </style:style>
    <style:style style:name="T50" style:family="text">
      <style:text-properties fo:letter-spacing="-0.023cm" style:text-scale="105%"/>
    </style:style>
    <style:style style:name="T51" style:family="text">
      <style:text-properties fo:letter-spacing="-0.023cm" fo:font-weight="bold" style:font-weight-asian="bold" style:font-weight-complex="bold" style:text-scale="105%"/>
    </style:style>
    <style:style style:name="T52" style:family="text">
      <style:text-properties fo:letter-spacing="-0.019cm"/>
    </style:style>
    <style:style style:name="T53" style:family="text">
      <style:text-properties fo:letter-spacing="-0.019cm" fo:font-weight="bold" style:font-weight-asian="bold" style:font-weight-complex="bold" style:text-scale="105%"/>
    </style:style>
    <style:style style:name="T54" style:family="text">
      <style:text-properties fo:letter-spacing="-0.019cm" style:font-size-complex="11pt"/>
    </style:style>
    <style:style style:name="T55" style:family="text">
      <style:text-properties fo:letter-spacing="-0.007cm"/>
    </style:style>
    <style:style style:name="T56" style:family="text">
      <style:text-properties fo:letter-spacing="-0.007cm" style:text-scale="105%"/>
    </style:style>
    <style:style style:name="T57" style:family="text">
      <style:text-properties fo:letter-spacing="-0.007cm" style:font-size-complex="11pt"/>
    </style:style>
    <style:style style:name="T58" style:family="text">
      <style:text-properties fo:letter-spacing="0.086cm"/>
    </style:style>
    <style:style style:name="T59" style:family="text">
      <style:text-properties fo:letter-spacing="-0.021cm"/>
    </style:style>
    <style:style style:name="T60" style:family="text">
      <style:text-properties fo:letter-spacing="-0.021cm" fo:font-weight="bold" style:font-weight-asian="bold" style:font-weight-complex="bold" style:text-scale="110%"/>
    </style:style>
    <style:style style:name="T61" style:family="text">
      <style:text-properties style:text-scale="110%"/>
    </style:style>
    <style:style style:name="T62" style:family="text">
      <style:text-properties fo:letter-spacing="-0.028cm" style:text-scale="110%"/>
    </style:style>
    <style:style style:name="T63" style:family="text">
      <style:text-properties fo:letter-spacing="-0.026cm" style:text-scale="110%"/>
    </style:style>
    <style:style style:name="T64" style:family="text">
      <style:text-properties fo:letter-spacing="0.004cm"/>
    </style:style>
    <style:style style:name="T65" style:family="text">
      <style:text-properties fo:color="#cc00cc" loext:opacity="100%" fo:font-size="12pt" fo:font-style="italic" style:font-size-asian="12pt" style:font-style-asian="italic"/>
    </style:style>
    <style:style style:name="T66" style:family="text">
      <style:text-properties fo:color="#cc00cc" loext:opacity="100%" fo:font-size="12pt" fo:letter-spacing="-0.011cm" fo:font-style="italic" style:font-size-asian="12pt" style:font-style-asian="italic"/>
    </style:style>
    <style:style style:name="T67" style:family="text">
      <style:text-properties fo:color="#cc00cc" loext:opacity="100%" fo:font-size="12pt" fo:letter-spacing="0.03cm" fo:font-style="italic" style:font-size-asian="12pt" style:font-style-asian="italic"/>
    </style:style>
    <style:style style:name="T68" style:family="text">
      <style:text-properties fo:color="#cc00cc" loext:opacity="100%" fo:font-size="12pt" fo:letter-spacing="-0.009cm" fo:font-style="italic" style:font-size-asian="12pt" style:font-style-asian="italic"/>
    </style:style>
    <style:style style:name="T69" style:family="text">
      <style:text-properties fo:color="#cc00cc" loext:opacity="100%" fo:font-size="12pt" fo:letter-spacing="-0.012cm" fo:font-style="italic" style:font-size-asian="12pt" style:font-style-asian="italic"/>
    </style:style>
    <style:style style:name="T70" style:family="text">
      <style:text-properties fo:color="#cc00cc" loext:opacity="100%" fo:font-size="12pt" fo:letter-spacing="-0.007cm" fo:font-style="italic" style:font-size-asian="12pt" style:font-style-asian="italic"/>
    </style:style>
    <style:style style:name="T71" style:family="text">
      <style:text-properties fo:color="#cc00cc" loext:opacity="100%" fo:font-size="12pt" fo:letter-spacing="0.034cm" fo:font-style="italic" style:font-size-asian="12pt" style:font-style-asian="italic"/>
    </style:style>
    <style:style style:name="T72" style:family="text">
      <style:text-properties fo:color="#cc00cc" loext:opacity="100%" fo:font-size="12pt" fo:letter-spacing="0.032cm" fo:font-style="italic" style:font-size-asian="12pt" style:font-style-asian="italic"/>
    </style:style>
    <style:style style:name="T73" style:family="text">
      <style:text-properties fo:letter-spacing="0.014cm" fo:font-weight="bold" style:font-weight-asian="bold" style:font-weight-complex="bold" style:text-scale="105%"/>
    </style:style>
    <style:style style:name="T74" style:family="text">
      <style:text-properties fo:letter-spacing="0.083cm"/>
    </style:style>
    <style:style style:name="T75" style:family="text">
      <style:text-properties fo:letter-spacing="-0.025cm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0167741" style:font-weight-asian="bold" style:font-weight-complex="bold"/>
    </style:style>
    <style:style style:name="T78" style:family="text">
      <style:text-properties fo:font-weight="bold" style:font-weight-asian="bold" style:font-weight-complex="bold" style:text-scale="105%"/>
    </style:style>
    <style:style style:name="T79" style:family="text">
      <style:text-properties fo:font-weight="bold" style:font-weight-asian="bold" style:font-weight-complex="bold" style:text-scale="110%"/>
    </style:style>
    <style:style style:name="T80" style:family="text">
      <style:text-properties fo:font-weight="bold" officeooo:rsid="0062a10e" style:font-weight-asian="bold" style:font-weight-complex="bold" style:text-scale="110%"/>
    </style:style>
    <style:style style:name="T81" style:family="text">
      <style:text-properties fo:font-weight="bold" officeooo:rsid="00bfa841" style:font-weight-asian="bold" style:font-weight-complex="bold"/>
    </style:style>
    <style:style style:name="T82" style:family="text">
      <style:text-properties fo:font-weight="bold" officeooo:rsid="00bc7d47" style:font-weight-asian="bold" style:font-weight-complex="bold"/>
    </style:style>
    <style:style style:name="T83" style:family="text">
      <style:text-properties fo:font-weight="bold" officeooo:rsid="00ddcb38" style:font-weight-asian="bold" style:font-weight-complex="bold"/>
    </style:style>
    <style:style style:name="T84" style:family="text">
      <style:text-properties fo:color="#04aae1" loext:opacity="100%" fo:font-style="italic" fo:font-weight="normal" style:font-style-asian="italic" style:font-weight-asian="normal" style:font-style-complex="italic" style:font-weight-complex="normal"/>
    </style:style>
    <style:style style:name="T85" style:family="text">
      <style:text-properties fo:color="#04aae1" loext:opacity="100%" fo:font-style="italic" style:font-style-asian="italic" style:font-style-complex="italic"/>
    </style:style>
    <style:style style:name="T86" style:family="text">
      <style:text-properties fo:color="#04aae1" loext:opacity="100%" fo:font-style="italic" style:font-style-asian="italic" style:font-size-complex="11pt" style:font-style-complex="italic"/>
    </style:style>
    <style:style style:name="T87" style:family="text">
      <style:text-properties fo:color="#04aae1" loext:opacity="100%" fo:font-size="12pt" fo:font-style="italic" fo:font-weight="bold" style:font-size-asian="12pt" style:font-style-asian="italic" style:font-weight-asian="bold" style:font-weight-complex="bold" style:text-scale="105%"/>
    </style:style>
    <style:style style:name="T88" style:family="text">
      <style:text-properties fo:color="#04aae1" loext:opacity="100%" fo:font-weight="bold" style:font-weight-asian="bold" style:font-weight-complex="bold"/>
    </style:style>
    <style:style style:name="T89" style:family="text">
      <style:text-properties fo:color="#04aae1" loext:opacity="100%" fo:font-weight="bold" style:font-weight-asian="bold" style:font-weight-complex="bold" style:text-scale="105%"/>
    </style:style>
    <style:style style:name="T90" style:family="text">
      <style:text-properties fo:color="#04aae1" loext:opacity="100%" fo:font-weight="bold" officeooo:rsid="0046fd95" style:font-weight-asian="bold" style:font-weight-complex="bold" style:text-scale="105%"/>
    </style:style>
    <style:style style:name="T91" style:family="text">
      <style:text-properties fo:color="#04aae1" loext:opacity="100%" fo:font-weight="bold" style:font-weight-asian="bold" style:font-weight-complex="bold" style:text-scale="110%"/>
    </style:style>
    <style:style style:name="T92" style:family="text">
      <style:text-properties fo:color="#04aae1" loext:opacity="100%" fo:font-weight="bold" officeooo:rsid="00474f02" style:font-weight-asian="bold" style:font-weight-complex="bold" style:text-scale="110%"/>
    </style:style>
    <style:style style:name="T93" style:family="text">
      <style:text-properties fo:color="#04aae1" loext:opacity="100%" fo:font-weight="bold" style:font-weight-asian="bold" style:font-weight-complex="bold" style:text-scale="115%"/>
    </style:style>
    <style:style style:name="T94" style:family="text">
      <style:text-properties fo:color="#04aae1" loext:opacity="100%" fo:font-weight="bold" officeooo:rsid="00dccb56" style:font-weight-asian="bold" style:font-weight-complex="bold" style:text-scale="115%"/>
    </style:style>
    <style:style style:name="T95" style:family="text">
      <style:text-properties fo:color="#04aae1" loext:opacity="100%" fo:letter-spacing="-0.004cm" fo:font-weight="bold" style:font-weight-asian="bold" style:font-weight-complex="bold" style:text-scale="110%"/>
    </style:style>
    <style:style style:name="T96" style:family="text">
      <style:text-properties fo:color="#04aae1" loext:opacity="100%" fo:letter-spacing="-0.004cm" fo:font-weight="bold" officeooo:rsid="00197810" style:font-weight-asian="bold" style:font-weight-complex="bold" style:text-scale="110%"/>
    </style:style>
    <style:style style:name="T97" style:family="text">
      <style:text-properties fo:color="#04aae1" loext:opacity="100%" fo:letter-spacing="-0.004cm" fo:font-weight="bold" officeooo:rsid="006f1ce5" style:font-weight-asian="bold" style:font-weight-complex="bold" style:text-scale="110%"/>
    </style:style>
    <style:style style:name="T98" style:family="text">
      <style:text-properties fo:color="#04aae1" loext:opacity="100%" fo:letter-spacing="-0.004cm" fo:font-style="italic" style:font-style-asian="italic" style:font-style-complex="italic"/>
    </style:style>
    <style:style style:name="T99" style:family="text">
      <style:text-properties fo:color="#04aae1" loext:opacity="100%" fo:letter-spacing="-0.03cm" fo:font-weight="bold" style:font-weight-asian="bold" style:font-weight-complex="bold" style:text-scale="110%"/>
    </style:style>
    <style:style style:name="T100" style:family="text">
      <style:text-properties fo:color="#04aae1" loext:opacity="100%" fo:letter-spacing="-0.002cm" fo:font-weight="bold" style:font-weight-asian="bold" style:font-weight-complex="bold" style:text-scale="110%"/>
    </style:style>
    <style:style style:name="T101" style:family="text">
      <style:text-properties fo:color="#04aae1" loext:opacity="100%" fo:letter-spacing="-0.002cm" fo:font-weight="bold" officeooo:rsid="00dccb56" style:font-weight-asian="bold" style:font-weight-complex="bold" style:text-scale="115%"/>
    </style:style>
    <style:style style:name="T102" style:family="text">
      <style:text-properties fo:color="#04aae1" loext:opacity="100%" fo:letter-spacing="-0.012cm" fo:font-weight="bold" style:font-weight-asian="bold" style:font-weight-complex="bold" style:text-scale="105%"/>
    </style:style>
    <style:style style:name="T103" style:family="text">
      <style:text-properties fo:color="#04aae1" loext:opacity="100%" fo:letter-spacing="-0.012cm" fo:font-style="italic" style:font-style-asian="italic" style:font-style-complex="italic"/>
    </style:style>
    <style:style style:name="T104" style:family="text">
      <style:text-properties fo:color="#04aae1" loext:opacity="100%" fo:letter-spacing="-0.032cm" fo:font-weight="bold" style:font-weight-asian="bold" style:font-weight-complex="bold" style:text-scale="110%"/>
    </style:style>
    <style:style style:name="T105" style:family="text">
      <style:text-properties fo:color="#04aae1" loext:opacity="100%" fo:letter-spacing="0.005cm" fo:font-weight="bold" style:font-weight-asian="bold" style:font-weight-complex="bold" style:text-scale="110%"/>
    </style:style>
    <style:style style:name="T106" style:family="text">
      <style:text-properties fo:color="#04aae1" loext:opacity="100%" fo:letter-spacing="-0.005cm" fo:font-style="italic" style:font-style-asian="italic" style:font-style-complex="italic"/>
    </style:style>
    <style:style style:name="T107" style:family="text">
      <style:text-properties fo:color="#04aae1" loext:opacity="100%" fo:letter-spacing="-0.018cm" fo:font-style="italic" style:font-style-asian="italic" style:font-style-complex="italic"/>
    </style:style>
    <style:style style:name="T108" style:family="text">
      <style:text-properties fo:color="#04aae1" loext:opacity="100%" fo:letter-spacing="-0.009cm" fo:font-style="italic" style:font-style-asian="italic" style:font-style-complex="italic"/>
    </style:style>
    <style:style style:name="T109" style:family="text">
      <style:text-properties fo:color="#04aae1" loext:opacity="100%" fo:letter-spacing="0.004cm" fo:font-style="italic" style:font-style-asian="italic" style:font-style-complex="italic"/>
    </style:style>
    <style:style style:name="T110" style:family="text">
      <style:text-properties fo:color="#04aae1" loext:opacity="100%" fo:letter-spacing="-0.007cm" fo:font-style="italic" style:font-style-asian="italic" style:font-size-complex="11pt" style:font-style-complex="italic"/>
    </style:style>
    <style:style style:name="T111" style:family="text">
      <style:text-properties fo:color="#04aae1" loext:opacity="100%" style:text-scale="110%"/>
    </style:style>
    <style:style style:name="T112" style:family="text">
      <style:text-properties fo:font-weight="normal" style:font-weight-asian="normal" style:font-weight-complex="normal"/>
    </style:style>
    <style:style style:name="T113" style:family="text">
      <style:text-properties fo:font-weight="normal" officeooo:rsid="00dccb56" style:font-weight-asian="normal" style:font-weight-complex="normal"/>
    </style:style>
    <style:style style:name="T114" style:family="text">
      <style:text-properties fo:letter-spacing="0.044cm" style:text-scale="110%"/>
    </style:style>
    <style:style style:name="T115" style:family="text">
      <style:text-properties fo:letter-spacing="0.005cm"/>
    </style:style>
    <style:style style:name="T116" style:family="text">
      <style:text-properties officeooo:rsid="00199140"/>
    </style:style>
    <style:style style:name="T117" style:family="text">
      <style:text-properties officeooo:rsid="001c47d2"/>
    </style:style>
    <style:style style:name="T118" style:family="text">
      <style:text-properties officeooo:rsid="001cba64"/>
    </style:style>
    <style:style style:name="T119" style:family="text">
      <style:text-properties fo:font-style="italic" fo:font-weight="bold" officeooo:rsid="001910aa" style:font-style-asian="italic" style:font-weight-asian="bold" style:font-style-complex="italic" style:font-weight-complex="bold"/>
    </style:style>
    <style:style style:name="T120" style:family="text">
      <style:text-properties style:font-name="Calibri1"/>
    </style:style>
    <style:style style:name="T121" style:family="text">
      <style:text-properties style:font-name="Calibri1" fo:font-size="12pt" style:font-size-asian="12pt"/>
    </style:style>
    <style:style style:name="T122" style:family="text">
      <style:text-properties style:font-name="Calibri1" fo:font-size="12pt" fo:letter-spacing="0.002cm" style:font-size-asian="12pt"/>
    </style:style>
    <style:style style:name="T123" style:family="text">
      <style:text-properties style:font-name="Calibri1" fo:font-size="12pt" fo:letter-spacing="-0.002cm" style:font-size-asian="12pt"/>
    </style:style>
    <style:style style:name="T124" style:family="text">
      <style:text-properties style:font-name="Calibri1" fo:font-size="12pt" fo:letter-spacing="-0.019cm" style:font-size-asian="12pt"/>
    </style:style>
    <style:style style:name="T125" style:family="text">
      <style:text-properties style:font-name="Calibri1" fo:font-weight="bold" style:font-weight-asian="bold" style:font-weight-complex="bold"/>
    </style:style>
    <style:style style:name="T126" style:family="text">
      <style:text-properties style:font-name="Calibri1" fo:font-size="11pt" style:font-size-asian="11pt" style:font-size-complex="11pt"/>
    </style:style>
    <style:style style:name="T127" style:family="text">
      <style:text-properties style:font-name="Calibri1" fo:font-size="11pt" officeooo:rsid="00dccb56" style:font-size-asian="11pt" style:font-size-complex="11pt"/>
    </style:style>
    <style:style style:name="T128" style:family="text">
      <style:text-properties style:font-name="Calibri1" fo:font-size="11pt" fo:letter-spacing="-0.014cm" style:font-size-asian="11pt" style:font-size-complex="11pt"/>
    </style:style>
    <style:style style:name="T129" style:family="text">
      <style:text-properties style:font-name="Calibri1" fo:font-size="11pt" fo:letter-spacing="-0.012cm" style:font-size-asian="11pt" style:font-size-complex="11pt"/>
    </style:style>
    <style:style style:name="T130" style:family="text">
      <style:text-properties style:font-name="Calibri1" fo:font-size="11pt" fo:letter-spacing="-0.011cm" style:font-size-asian="11pt" style:font-size-complex="11pt"/>
    </style:style>
    <style:style style:name="T131" style:family="text">
      <style:text-properties style:font-name="Calibri1" fo:font-size="11pt" fo:letter-spacing="-0.016cm" style:font-size-asian="11pt" style:font-size-complex="11pt"/>
    </style:style>
    <style:style style:name="T132" style:family="text">
      <style:text-properties style:font-name="Calibri1" fo:font-size="11pt" fo:letter-spacing="-0.101cm" style:font-size-asian="11pt" style:font-size-complex="11pt"/>
    </style:style>
    <style:style style:name="T133" style:family="text">
      <style:text-properties style:font-name="Calibri1" fo:font-size="11pt" fo:letter-spacing="0.002cm" style:font-size-asian="11pt" style:font-size-complex="11pt"/>
    </style:style>
    <style:style style:name="T134" style:family="text">
      <style:text-properties style:font-name="Calibri1" fo:font-size="11pt" fo:letter-spacing="-0.002cm" style:font-size-asian="11pt" style:font-size-complex="11pt"/>
    </style:style>
    <style:style style:name="T135" style:family="text">
      <style:text-properties style:font-name="Calibri1" fo:font-size="11pt" fo:letter-spacing="-0.004cm" style:font-size-asian="11pt" style:font-size-complex="11pt"/>
    </style:style>
    <style:style style:name="T136" style:family="text">
      <style:text-properties style:font-name="Calibri1" fo:font-size="11pt" fo:letter-spacing="-0.005cm" style:font-size-asian="11pt" style:font-size-complex="11pt"/>
    </style:style>
    <style:style style:name="T137" style:family="text">
      <style:text-properties style:font-name="Calibri1" officeooo:rsid="00dccb56"/>
    </style:style>
    <style:style style:name="T138" style:family="text">
      <style:text-properties officeooo:rsid="004b0f45"/>
    </style:style>
    <style:style style:name="T139" style:family="text">
      <style:text-properties officeooo:rsid="004f6e70"/>
    </style:style>
    <style:style style:name="T140" style:family="text">
      <style:text-properties officeooo:rsid="0070ec86"/>
    </style:style>
    <style:style style:name="T141" style:family="text">
      <style:text-properties fo:color="#666666" loext:opacity="100%" fo:font-size="12pt" fo:font-style="italic" fo:font-weight="bold" style:font-size-asian="12pt" style:font-style-asian="italic" style:font-weight-asian="bold" style:font-weight-complex="bold" style:text-scale="105%"/>
    </style:style>
    <style:style style:name="T142" style:family="text">
      <style:text-properties fo:color="#666666" loext:opacity="100%" style:font-name="Courier New" fo:font-weight="bold" style:font-weight-asian="bold" style:font-weight-complex="bold"/>
    </style:style>
    <style:style style:name="T143" style:family="text">
      <style:text-properties fo:color="#666666" loext:opacity="100%" style:font-name="Courier New" fo:language="en" fo:country="US" fo:font-weight="bold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44" style:family="text">
      <style:text-properties fo:color="#666666" loext:opacity="100%" fo:font-style="italic" fo:font-weight="bold" style:font-style-asian="italic" style:font-weight-asian="bold" style:font-weight-complex="bold" style:text-scale="105%"/>
    </style:style>
    <style:style style:name="T145" style:family="text">
      <style:text-properties officeooo:rsid="00773a2c"/>
    </style:style>
    <style:style style:name="T146" style:family="text">
      <style:text-properties fo:letter-spacing="0.095cm"/>
    </style:style>
    <style:style style:name="T147" style:family="text">
      <style:text-properties fo:letter-spacing="0.072cm"/>
    </style:style>
    <style:style style:name="T148" style:family="text">
      <style:text-properties fo:letter-spacing="0.097cm"/>
    </style:style>
    <style:style style:name="T149" style:family="text">
      <style:text-properties style:font-size-complex="11pt"/>
    </style:style>
    <style:style style:name="T150" style:family="text">
      <style:text-properties officeooo:rsid="005b4798" style:font-size-complex="11pt"/>
    </style:style>
    <style:style style:name="T151" style:family="text">
      <style:text-properties fo:letter-spacing="0.007cm"/>
    </style:style>
    <style:style style:name="T152" style:family="text">
      <style:text-properties fo:letter-spacing="0.085cm"/>
    </style:style>
    <style:style style:name="T153" style:family="text">
      <style:text-properties officeooo:rsid="00b9750b"/>
    </style:style>
    <style:style style:name="T154" style:family="text">
      <style:text-properties officeooo:rsid="00ba3a85"/>
    </style:style>
    <style:style style:name="T155" style:family="text">
      <style:text-properties officeooo:rsid="00bb96d8"/>
    </style:style>
    <style:style style:name="T156" style:family="text">
      <style:text-properties officeooo:rsid="00c2947d"/>
    </style:style>
    <style:style style:name="T157" style:family="text">
      <style:text-properties officeooo:rsid="00d7a1e9"/>
    </style:style>
    <style:style style:name="T158" style:family="text">
      <style:text-properties fo:font-size="11pt" style:font-size-asian="11pt" style:font-size-complex="11pt"/>
    </style:style>
    <style:style style:name="T159" style:family="text">
      <style:text-properties fo:font-size="11pt" officeooo:rsid="00dccb56" style:font-size-asian="11pt" style:font-size-complex="11pt"/>
    </style:style>
    <style:style style:name="T160" style:family="text">
      <style:text-properties fo:font-size="11pt" fo:letter-spacing="-0.011cm" style:font-size-asian="11pt" style:font-size-complex="11pt"/>
    </style:style>
    <style:style style:name="T161" style:family="text">
      <style:text-properties fo:font-size="11pt" fo:letter-spacing="-0.011cm" officeooo:rsid="00dccb56" style:font-size-asian="11pt" style:font-size-complex="11pt"/>
    </style:style>
    <style:style style:name="T162" style:family="text">
      <style:text-properties fo:font-size="11pt" fo:letter-spacing="-0.009cm" officeooo:rsid="00dccb56" style:font-size-asian="11pt" style:font-size-complex="11pt"/>
    </style:style>
    <style:style style:name="T163" style:family="text">
      <style:text-properties fo:font-size="11pt" fo:letter-spacing="-0.007cm" officeooo:rsid="00dccb56" style:font-size-asian="11pt" style:font-size-complex="11pt"/>
    </style:style>
    <style:style style:name="T164" style:family="text">
      <style:text-properties fo:font-size="11pt" fo:letter-spacing="-0.012cm" style:font-size-asian="11pt" style:font-size-complex="11pt"/>
    </style:style>
    <style:style style:name="T165" style:family="text">
      <style:text-properties fo:font-size="11pt" fo:letter-spacing="-0.101cm" style:font-size-asian="11pt" style:font-size-complex="11pt"/>
    </style:style>
    <style:style style:name="T166" style:family="text">
      <style:text-properties fo:font-size="11pt" fo:letter-spacing="-0.101cm" officeooo:rsid="00dccb56" style:font-size-asian="11pt" style:font-size-complex="11pt"/>
    </style:style>
    <style:style style:name="T167" style:family="text">
      <style:text-properties fo:font-size="11pt" fo:letter-spacing="-0.002cm" officeooo:rsid="00dccb56" style:font-size-asian="11pt" style:font-size-complex="11pt"/>
    </style:style>
    <style:style style:name="T168" style:family="text">
      <style:text-properties fo:font-size="11pt" fo:letter-spacing="-0.004cm" officeooo:rsid="00dccb56" style:font-size-asian="11pt" style:font-size-complex="11pt"/>
    </style:style>
    <style:style style:name="T169" style:family="text">
      <style:text-properties fo:font-size="11pt" fo:letter-spacing="-0.005cm" officeooo:rsid="00dccb56" style:font-size-asian="11pt" style:font-size-complex="11pt"/>
    </style:style>
    <style:style style:name="T170" style:family="text">
      <style:text-properties fo:font-size="11pt" fo:letter-spacing="-0.016cm" style:font-size-asian="11pt" style:font-size-complex="11pt"/>
    </style:style>
    <style:style style:name="T171" style:family="text">
      <style:text-properties fo:font-size="11pt" fo:letter-spacing="-0.016cm" officeooo:rsid="00dccb56" style:font-size-asian="11pt" style:font-size-complex="11pt"/>
    </style:style>
    <style:style style:name="T172" style:family="text">
      <style:text-properties fo:font-size="11pt" fo:letter-spacing="-0.014cm" style:font-size-asian="11pt" style:font-size-complex="11pt"/>
    </style:style>
    <style:style style:name="T173" style:family="text">
      <style:text-properties officeooo:rsid="00dccb56"/>
    </style:style>
    <style:style style:name="T174" style:family="text">
      <style:text-properties officeooo:rsid="0050b0b2"/>
    </style:style>
    <style:style style:name="T175" style:family="text">
      <style:text-properties officeooo:rsid="004eeea3"/>
    </style:style>
    <style:style style:name="T176" style:family="text">
      <style:text-properties officeooo:rsid="00ddcb3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02"><text:span text:style-name="T23">Jea</text:span><text:span text:style-name="T24">n-</text:span><text:span text:style-name="T23">Baptiste</text:span><text:span text:style-name="T119"> </text:span><text:span text:style-name="T23">Lasselle</text:span></text:p>
        <text:p text:style-name="P4"><text:span text:style-name="T23">Devops</text:span><text:span text:style-name="T119"> </text:span><text:span text:style-name="T25">Terraform SME</text:span></text:p>
        <text:p text:style-name="P4"><text:span text:style-name="T23"/></text:p>
        <text:p text:style-name="P55"/>
        <text:p text:style-name="P56">I am <text:span text:style-name="T173">a Devops, I do infrastructure management, the Infrastructure as code way</text:span>.</text:p>
        <text:p text:style-name="P56"><text:span text:style-name="T173">I everyday use git, terraform, terraform modules, terraform providers</text:span>.</text:p>
        <text:p text:style-name="P106"><text:span text:style-name="T173">I run terraform in pipelines, I am a</text:span> <text:span text:style-name="T76">Gitops</text:span> <text:span text:style-name="T173">guy</text:span><text:span text:style-name="T76">.</text:span></text:p>
        <text:p text:style-name="P55"/>
        <text:p text:style-name="P57">My interests today are:</text:p>
        <text:list text:style-name="L1">
          <text:list-item>
            <text:p text:style-name="P103"><text:span text:style-name="T120">Designing and implementing </text:span><text:span text:style-name="T125">Infrastructure As Code</text:span><text:span text:style-name="T120"> the gitops way </text:span><text:span text:style-name="T137">(eg </text:span><text:a xlink:type="simple" xlink:href="https://runatlantis.io/" text:style-name="Internet_20_link" text:visited-style-name="Visited_20_Internet_20_Link"><text:span text:style-name="T137">https://runatlantis.io</text:span></text:a><text:span text:style-name="T137"> )</text:span></text:p>
          </text:list-item>
          <text:list-item>
            <text:p text:style-name="P104"><text:span text:style-name="T113">I most of the time work with </text:span><text:span text:style-name="T77">Kubernetes </text:span></text:p>
          </text:list-item>
        </text:list>
      </text:section>
      <text:p text:style-name="P124"/>
      <text:p text:style-name="P7"><text:bookmark text:name="Professional Experiences"/>Professional Experiences</text:p>
      <text:p text:style-name="P5"/>
      <text:h text:style-name="P6" text:outline-level="3">&gt; Limagrain</text:h>
      <text:p text:style-name="P31"><text:span text:style-name="T14"/></text:p>
      <text:p text:style-name="P34"><text:span text:style-name="T14">Devops,</text:span><text:span text:style-name="T17"> </text:span><text:span text:style-name="T18">terraform SME</text:span></text:p>
      <text:p text:style-name="P32">0<text:span text:style-name="T116">9</text:span>/202<text:span text:style-name="T116">3</text:span><text:span text:style-name="T22"> </text:span>-<text:span text:style-name="T22"> </text:span>0<text:span text:style-name="T116">2</text:span>/202<text:span text:style-name="T116">4</text:span></text:p>
      <text:p text:style-name="P33"/>
      <text:p text:style-name="P26">Project Context: At Limagrain, a business critical, internally developed app, had only one environment, and no production env. I was in charge of building the missing production environment.</text:p>
      <text:p text:style-name="P26"/>
      <text:p text:style-name="P26">In charge of building the production environment, I was first assigned the task of auditing the whole p<text:span text:style-name="T153">r</text:span>oject, both in terms of infrastructure, and CI/CD.</text:p>
      <text:p text:style-name="P26"/>
      <text:p text:style-name="P26">I produced a first executive summary, providing opinionated recommendations.</text:p>
      <text:p text:style-name="P26">My two main recommendations were: </text:p>
      <text:list text:style-name="L2">
        <text:list-item>
          <text:p text:style-name="P108">to automate "everything": both the infrastructure management with <text:span text:style-name="T76">terraform</text:span>, and the dev CI/CD</text:p>
        </text:list-item>
        <text:list-item>
          <text:p text:style-name="P108">to spin up isolated environments to promote releases from dev, to staging, UAT, up to the production.</text:p>
        </text:list-item>
      </text:list>
      <text:p text:style-name="P27"/>
      <text:p text:style-name="P53"><text:span text:style-name="T117">Duties</text:span> and achievements</text:p>
      <text:list text:style-name="L3">
        <text:list-item>
          <text:p text:style-name="P109"><text:span text:style-name="T176">I</text:span>mplementing my recommendations, <text:span text:style-name="T76">working with the Dev Team (5 developers), on one end, and the </text:span><text:span text:style-name="T81">core </text:span><text:span text:style-name="T76">infrastructure teams</text:span> (compute, identity, network, security teams), on the other hand.</text:p>
        </text:list-item>
        <text:list-item>
          <text:p text:style-name="P109"><text:span text:style-name="T83">T</text:span><text:span text:style-name="T76">alk on terraform</text:span> and infrastructure as code concepts. </text:p>
        </text:list-item>
        <text:list-item>
          <text:p text:style-name="P109">I was required to attend the validation gates meetings, required to allow the app to go to produ<text:span text:style-name="T118">c</text:span>tion. <text:span text:style-name="T154">My role was to answer the question about </text:span><text:span text:style-name="T155">infrastructure and automation </text:span><text:span text:style-name="T154">de</text:span><text:span text:style-name="T155">s</text:span><text:span text:style-name="T154">ign choices details.</text:span></text:p>
        </text:list-item>
        <text:list-item>
          <text:p text:style-name="P110">Terraform <text:span text:style-name="T76">evangelist</text:span> : Terraform was not used at all in the project, and I <text:span text:style-name="T76">convinced</text:span> the management, and the <text:span text:style-name="T156">core</text:span> infrastructure teams, <text:span text:style-name="T76">to start using terraform for infras</text:span><text:span text:style-name="T82">t</text:span><text:span text:style-name="T76">ructure management</text:span>, especially in <text:span text:style-name="T76">production</text:span>.</text:p>
        </text:list-item>
      </text:list>
      <text:p text:style-name="P61">Tech</text:p>
      <text:list xml:id="list911613552" text:style-name="WWNum1">
        <text:list-item>
          <text:p text:style-name="P111"><text:span text:style-name="T84">Devops stack</text:span>:  <text:span text:style-name="T76">Terraform, Helm, kubectl, Docker</text:span>, <text:span text:style-name="T76">Azure AKS / App Gateway Ingress Controller (AGIC), Azure Functions, Azure CosmoDB, Azure EventHub</text:span>, Azure Devops (Pipelines), Azure Managed identities / Service Principals, <text:span text:style-name="T76">Azure networking - vnet, subnets, private endpoints</text:span>, Artifactory, shell scripting (sh, bash).</text:p>
        </text:list-item>
        <text:list-item>
          <text:p text:style-name="P111"><text:span text:style-name="T84">OS</text:span>: Windows Server,  many dockerized Linux distros for CI/CD.</text:p>
        </text:list-item>
        <text:list-item>
          <text:p text:style-name="P111"><text:span text:style-name="T85">Dev stack</text:span>: I mainly used terraform and did only Infra As Code. I only had once to dive into code, to be able to shell script the full build from source of the Dotnet Azure Functions.</text:p>
        </text:list-item>
      </text:list>
      <text:p text:style-name="P1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13" text:outline-level="3"><text:soft-page-break/><text:span text:style-name="T96">&gt; </text:span><text:span text:style-name="T97">Michelin</text:span></text:h>
      <text:p text:style-name="P15"><text:span text:style-name="T14"/></text:p>
      <text:p text:style-name="P37"><text:span text:style-name="T14">Devops </text:span><text:span text:style-name="T15">Lead</text:span></text:p>
      <text:p text:style-name="P16"><text:span text:style-name="T140">11</text:span>/202<text:span text:style-name="T140">2</text:span><text:span text:style-name="T22"> </text:span>-<text:span text:style-name="T22"> </text:span>0<text:span text:style-name="T140">9</text:span>/202<text:span text:style-name="T140">3</text:span></text:p>
      <text:p text:style-name="P17"/>
      <text:p text:style-name="P26">Project Context: At Michelin,  Data Engineering / AI Project</text:p>
      <text:p text:style-name="P26"/>
      <text:p text:style-name="Standard"><text:span text:style-name="T120">I was in charge of managing all Azure resources with </text:span><text:span text:style-name="T125">terraform </text:span><text:span text:style-name="T120">(Azure Storage Accounts, vnet/sbnets, VMs, managed identities, service principals, etc…).</text:span></text:p>
      <text:p text:style-name="Standard"/>
      <text:p text:style-name="P26">I was involved with 2 Data engineer SMEs, to <text:span text:style-name="T76">re-design and implement</text:span> the whole </text:p>
      <text:p text:style-name="P26"><text:span text:style-name="T76">Data Engineering platform</text:span>. <text:span text:style-name="T145">I was working on the CI/CD</text:span> <text:span text:style-name="T145">scope. The new design involved</text:span> a <text:span text:style-name="T76">migration from</text:span> an <text:span text:style-name="T76">{Azure Data Factory / ADF Pipelines} stack</text:span>, to a much more advanced, <text:span text:style-name="T76">Python</text:span>-based, <text:span text:style-name="T76">{Databricks + Snowflake} Stack</text:span>.</text:p>
      <text:p text:style-name="P26"/>
      <text:p text:style-name="P26">The new data engineering platform processed data by executing Python code, and therefore needed a fully fledged Python CI/CD.</text:p>
      <text:p text:style-name="P26"/>
      <text:p text:style-name="P54"><text:span text:style-name="T117">Duties</text:span> and achievements</text:p>
      <text:p text:style-name="P54"/>
      <text:list text:style-name="L4">
        <text:list-item>
          <text:p text:style-name="P113">Managing of **<text:span text:style-name="T76">Azure</text:span>** resources with <text:span text:style-name="T76">terraform</text:span>: <text:span text:style-name="T112">Databricks</text:span> workspaces, Azure Account Storage, networks, Azure Key Vaults, Managed Identities, R-Studio VMs, MongoDB clusters, etc…</text:p>
        </text:list-item>
        <text:list-item>
          <text:p text:style-name="P113">**<text:span text:style-name="T76">Modularization of terraform code</text:span>**, management of terraform state: **<text:span text:style-name="T76">terraform modules</text:span>**, terraform private registry, terraform state into Azure Account storage container</text:p>
        </text:list-item>
        <text:list-item>
          <text:p text:style-name="P113">Design of **<text:span text:style-name="T76">CI/CD Modules</text:span>**, **CI/CD runners** Docker images (Python code)</text:p>
        </text:list-item>
        <text:list-item>
          <text:p text:style-name="P113">Design of **<text:span text:style-name="T76">CI/CD Pipelines</text:span>**: **<text:span text:style-name="T76">Git workflows</text:span>**, **<text:span text:style-name="T76">Gitlab</text:span>** release automation with <text:span text:style-name="T142">gitlab-cli</text:span>, <text:span text:style-name="T76">python</text:span> packages deployment to databricks (**<text:span text:style-name="T76">databricks scheduled jobs</text:span>**), snowflake (with liquibase).</text:p>
        </text:list-item>
        <text:list-item>
          <text:p text:style-name="P116"><text:span text:style-name="T120">Design of **Documentation**: </text:span><text:span text:style-name="T143">astro</text:span><text:span text:style-name="T120">/</text:span><text:span text:style-name="T143">hugo</text:span><text:span text:style-name="T120"> documentation repo with automation based on Gitlab CI/CD pipelines.</text:span></text:p>
        </text:list-item>
      </text:list>
      <text:p text:style-name="P30"><text:span text:style-name="T141"/></text:p>
      <text:p text:style-name="P65">Tech</text:p>
      <text:list text:continue-list="list911613552" text:style-name="WWNum1">
        <text:list-item>
          <text:p text:style-name="P114"><text:span text:style-name="T84">Devops stack</text:span>: Databricks, dbx, Snowflake, dbt, Terraform, Helm, Docker, Kubernetes, Azure, azcopy, Gitlab, Artifactory, shell scripting (sh, bash), make.</text:p>
        </text:list-item>
        <text:list-item>
          <text:p text:style-name="P114"><text:span text:style-name="T84">OS</text:span>: Windows Server, CentOS, many dockerized Linux distros for CI/CD.</text:p>
        </text:list-item>
        <text:list-item>
          <text:p text:style-name="P114"><text:span text:style-name="T85">Dev stack</text:span>: Python, Python setuptools, NodeJS TypeScript, Astro, Hugo.</text:p>
        </text:list-item>
      </text:list>
      <text:p text:style-name="P14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10" text:outline-level="3"><text:soft-page-break/><text:span text:style-name="T95">&gt; Gravitee</text:span><text:span text:style-name="T99"> </text:span><text:span text:style-name="T100">Source</text:span></text:h>
      <text:h text:style-name="P10" text:outline-level="3"><text:span text:style-name="T100"/></text:h>
      <text:p text:style-name="P35"><text:span text:style-name="T14">Devops</text:span><text:span text:style-name="T17"> </text:span><text:span text:style-name="T14">Engineer,</text:span><text:span text:style-name="T17"> </text:span><text:span text:style-name="T14">Kubernetes</text:span><text:span text:style-name="T17"> </text:span><text:span text:style-name="T14">Team</text:span></text:p>
      <text:p text:style-name="P41">07/2020<text:span text:style-name="T22"> </text:span>-<text:span text:style-name="T22"> </text:span>03/2022</text:p>
      <text:p text:style-name="P45"/>
      <text:p text:style-name="P1"><text:span text:style-name="T126">Devops</text:span><text:span text:style-name="T128"> </text:span><text:span text:style-name="T126">at</text:span><text:span text:style-name="T129"> </text:span><text:span text:style-name="T126">Gravitee,</text:span><text:span text:style-name="T129"> </text:span><text:span text:style-name="T126">Kubernetes</text:span><text:span text:style-name="T128"> </text:span><text:span text:style-name="T126">SME,</text:span><text:span text:style-name="T129"> </text:span><text:span text:style-name="T126">I</text:span><text:span text:style-name="T129"> </text:span><text:span text:style-name="T126">competely</text:span><text:span text:style-name="T129"> </text:span><text:span text:style-name="T126">re-designed</text:span><text:span text:style-name="T129"> </text:span><text:span text:style-name="T126">i</text:span><text:span text:style-name="T128"> </text:span><text:span text:style-name="T126">re-implemented</text:span><text:span text:style-name="T130"> </text:span><text:span text:style-name="T126">the</text:span><text:span text:style-name="T131"> </text:span><text:span text:style-name="T126">whole</text:span><text:span text:style-name="T130"> </text:span><text:span text:style-name="T126">Gravitee</text:span><text:span text:style-name="T130"> </text:span><text:span text:style-name="T126">CI</text:span><text:span text:style-name="T132"> </text:span><text:span text:style-name="T126">CD, migrating from Jenkins to Circle CI on the way. </text:span><text:span text:style-name="T127">At</text:span><text:span text:style-name="T133"> </text:span><text:a xlink:type="simple" xlink:href="https://gravitee.io/" text:style-name="Standard" text:visited-style-name="Standard"><text:span text:style-name="T11">https://gravitee.io</text:span></text:a><text:span text:style-name="T13">, </text:span><text:span text:style-name="T127">I was the first devops, I there introduced infrastructure as code</text:span><text:span text:style-name="T126">.</text:span></text:p>
      <text:p text:style-name="P46"/>
      <text:p text:style-name="P58"><text:span text:style-name="T5">Duties</text:span><text:span text:style-name="T7"> </text:span><text:span text:style-name="T5">and</text:span><text:span text:style-name="T7"> </text:span><text:span text:style-name="T5">Achievements</text:span></text:p>
      <text:p text:style-name="P47"/>
      <text:list text:continue-numbering="true" text:style-name="WWNum1">
        <text:list-item>
          <text:p text:style-name="P76">Full<text:span text:style-name="T16"> </text:span>design,<text:span text:style-name="T40"> </text:span>implementation,<text:span text:style-name="T40"> </text:span>and<text:span text:style-name="T40"> </text:span>migration<text:span text:style-name="T40"> </text:span>of<text:span text:style-name="T40"> </text:span>the<text:span text:style-name="T40"> </text:span>whole<text:span text:style-name="T55"> </text:span>of<text:span text:style-name="T40"> </text:span>the<text:span text:style-name="T40"> </text:span>Gravitee<text:span text:style-name="T55"> </text:span>CICD<text:span text:style-name="T40"> </text:span>System.<text:span text:style-name="T16"> </text:span></text:p>
        </text:list-item>
        <text:list-item>
          <text:p text:style-name="P77">Implementation<text:span text:style-name="T40"> </text:span>of<text:span text:style-name="T40"> </text:span>all<text:span text:style-name="T40"> </text:span>standard<text:span text:style-name="T40"> </text:span>operations<text:span text:style-name="T40"> </text:span>using<text:span text:style-name="T40"> </text:span>pure<text:span text:style-name="T45"> </text:span>infra<text:span text:style-name="T16"> </text:span>as<text:span text:style-name="T40"> </text:span>code<text:span text:style-name="T40"> </text:span>of<text:span text:style-name="T40"> </text:span>gravitee<text:span text:style-name="T55"> </text:span>hosted<text:span text:style-name="T55"> </text:span>offers<text:span text:style-name="T34"> </text:span>(deployment,<text:span text:style-name="T16"> </text:span>backup,<text:span text:style-name="T16"> </text:span>restore,<text:span text:style-name="T16"> </text:span>upgrades,<text:span text:style-name="T16"> </text:span>downgrades,<text:span text:style-name="T16"> </text:span>cloud<text:span text:style-name="T55"> </text:span>provider<text:span text:style-name="T16"> </text:span>migrations,<text:span text:style-name="T16"> </text:span>etc.).</text:p>
        </text:list-item>
        <text:list-item>
          <text:p text:style-name="P84">Design<text:span text:style-name="T59"> </text:span>of<text:span text:style-name="T52"> </text:span>hosted<text:span text:style-name="T52"> </text:span>saas<text:span text:style-name="T59"> </text:span>offers<text:span text:style-name="T52"> </text:span>fo<text:span text:style-name="T52"> </text:span>the<text:span text:style-name="T52"> </text:span>Gravitee<text:span text:style-name="T38"> </text:span>API<text:span text:style-name="T59"> </text:span>Gateway,</text:p>
        </text:list-item>
        <text:list-item>
          <text:p text:style-name="P86">Kubernetes<text:span text:style-name="T22"> </text:span>SME</text:p>
        </text:list-item>
      </text:list>
      <text:p text:style-name="P40"/>
      <text:p text:style-name="P62">Tech</text:p>
      <text:p text:style-name="P48"/>
      <text:list text:continue-numbering="true" text:style-name="WWNum1">
        <text:list-item>
          <text:p text:style-name="P87"><text:span text:style-name="T85">Devops</text:span><text:span text:style-name="T103"> </text:span><text:span text:style-name="T85">stack</text:span><text:span text:style-name="T55">:</text:span><text:span text:style-name="T16"> </text:span>Pulumi,<text:span text:style-name="T21"> </text:span>Terraform,<text:span text:style-name="T40"> </text:span>Helm,<text:span text:style-name="T16"> </text:span>Docker,<text:span text:style-name="T16"> </text:span>Kubernetes,<text:span text:style-name="T21"> </text:span>K3D,<text:span text:style-name="T16"> </text:span>Azure<text:span text:style-name="T31"> </text:span>AKS,<text:span text:style-name="T16"> </text:span>AWS<text:span text:style-name="T21"> </text:span>EKS,<text:span text:style-name="T34"> </text:span>FluxCD.</text:p>
        </text:list-item>
        <text:list-item>
          <text:p text:style-name="P91"><text:span text:style-name="T85">OS</text:span><text:span text:style-name="T45">: </text:span>Debian,<text:span text:style-name="T42"> </text:span>alpine,<text:span text:style-name="T42"> </text:span>and<text:span text:style-name="T22"> </text:span>many<text:span text:style-name="T45"> </text:span>dockerized<text:span text:style-name="T42"> </text:span>Linux<text:span text:style-name="T42"> </text:span>distros</text:p>
        </text:list-item>
        <text:list-item>
          <text:p text:style-name="P92"><text:span text:style-name="T85">Dev</text:span><text:span text:style-name="T106"> </text:span><text:span text:style-name="T85">stack</text:span><text:span text:style-name="T22">:</text:span><text:span text:style-name="T146"> </text:span>NodeJS<text:span text:style-name="T45">/</text:span>TypeScript,<text:span text:style-name="T45"> </text:span>Python,<text:span text:style-name="T45"> </text:span>bash<text:span text:style-name="T45"> </text:span>/sh<text:span text:style-name="T42"> </text:span>shell,<text:span text:style-name="T45"> </text:span>Golang.</text:p>
        </text:list-item>
      </text:list>
      <text:p text:style-name="P94"/>
      <text:h text:style-name="P9" text:outline-level="3"><text:span text:style-name="T88">&gt; CRESH.EU</text:span></text:h>
      <text:h text:style-name="P9" text:outline-level="3"><text:span text:style-name="T88"/></text:h>
      <text:p text:style-name="P36"><text:span text:style-name="T14">Devops</text:span><text:span text:style-name="T50"> </text:span><text:span text:style-name="T14">Engineer</text:span></text:p>
      <text:p text:style-name="P41">05/2020 – 08/2019</text:p>
      <text:p text:style-name="P45"/>
      <text:p text:style-name="P2"><text:span text:style-name="T126">At </text:span><text:a xlink:type="simple" xlink:href="https://cresh.eu/" text:style-name="Standard" text:visited-style-name="Standard"><text:span text:style-name="T11">https://cresh.eu</text:span></text:a><text:span text:style-name="T126">, a small french Startup, I worked on designing and implementing the entire Cloud</text:span><text:span text:style-name="T133"> </text:span><text:span text:style-name="T126">Infrastruture,</text:span><text:span text:style-name="T128"> </text:span><text:span text:style-name="T126">100</text:span><text:span text:style-name="T130"> </text:span><text:span text:style-name="T126">%</text:span><text:span text:style-name="T129"> </text:span><text:span text:style-name="T126">Kubernetes</text:span><text:span text:style-name="T129"> </text:span><text:span text:style-name="T126">based.</text:span><text:span text:style-name="T132"> </text:span><text:span text:style-name="T126">AWS EKS, Helm deployment of dev’s work, Gravitee API Gateway. </text:span><text:a xlink:type="simple" xlink:href="https://gravitee.io/" text:style-name="Standard" text:visited-style-name="Standard"><text:span text:style-name="T11">https://gravitee.io</text:span><text:span text:style-name="T12"> </text:span></text:a><text:span text:style-name="T126">founders heard</text:span><text:span text:style-name="T133"> </text:span><text:span text:style-name="T126">of</text:span><text:span text:style-name="T134"> </text:span><text:span text:style-name="T126">me</text:span><text:span text:style-name="T134"> </text:span><text:span text:style-name="T126">because</text:span><text:span text:style-name="T134"> </text:span><text:span text:style-name="T126">of</text:span><text:span text:style-name="T134"> </text:span><text:span text:style-name="T126">the</text:span><text:span text:style-name="T133"> </text:span><text:span text:style-name="T126">work I did</text:span><text:span text:style-name="T134"> </text:span><text:span text:style-name="T126">there</text:span><text:span text:style-name="T134"> </text:span><text:span text:style-name="T126">at cresh.</text:span></text:p>
      <text:p text:style-name="P128"/>
      <text:p text:style-name="P59"><text:span text:style-name="T5">Duties</text:span><text:span text:style-name="T7"> </text:span><text:span text:style-name="T5">and</text:span><text:span text:style-name="T7"> </text:span><text:span text:style-name="T5">Achievements</text:span></text:p>
      <text:list text:continue-numbering="true" text:style-name="WWNum1">
        <text:list-item>
          <text:p text:style-name="P95">Devops<text:span text:style-name="T16"> </text:span>SME<text:span text:style-name="T21"> </text:span>/<text:span text:style-name="T16"> </text:span>Cloud<text:span text:style-name="T16"> </text:span>Architect,<text:span text:style-name="T40"> </text:span>full<text:span text:style-name="T16"> </text:span>infrastructure<text:span text:style-name="T40"> </text:span>design</text:p>
        </text:list-item>
        <text:list-item>
          <text:p text:style-name="P86">Kubernetes<text:span text:style-name="T45"> </text:span>SME</text:p>
        </text:list-item>
        <text:list-item>
          <text:p text:style-name="P96">Main<text:span text:style-name="T52"> </text:span>Kubernetes<text:span text:style-name="T52"> </text:span>Cluster<text:span text:style-name="T38"> </text:span>Terrfaformation<text:span text:style-name="T52"> </text:span>Automation.</text:p>
        </text:list-item>
      </text:list>
      <text:p text:style-name="P63">Tech</text:p>
      <text:list text:continue-numbering="true" text:style-name="WWNum1">
        <text:list-item>
          <text:p text:style-name="P93"><text:span text:style-name="T85">Devops</text:span><text:span text:style-name="T107"> </text:span><text:span text:style-name="T85">stack</text:span><text:span text:style-name="T16">:</text:span><text:span text:style-name="T38"> </text:span>Pulumi,<text:span text:style-name="T32"> </text:span>Helm,<text:span text:style-name="T32"> </text:span>Docker,<text:span text:style-name="T31"> </text:span>Kubernetes,<text:span text:style-name="T147"> </text:span>AWS<text:span text:style-name="T32"> </text:span>EKS,<text:span text:style-name="T32"> </text:span>Gravitee<text:span text:style-name="T38"> </text:span>API<text:span text:style-name="T32"> </text:span>Gateway.</text:p>
        </text:list-item>
        <text:list-item>
          <text:p text:style-name="P97"><text:span text:style-name="T85">OS</text:span>: Debian,<text:span text:style-name="T64"> </text:span>Alpine.</text:p>
        </text:list-item>
        <text:list-item>
          <text:p text:style-name="P92"><text:span text:style-name="T85">Dev</text:span><text:span text:style-name="T106"> </text:span><text:span text:style-name="T85">stack</text:span><text:span text:style-name="T22">:</text:span><text:span text:style-name="T148"> </text:span>NodeJS<text:span text:style-name="T45"> </text:span>TypeScript,<text:span text:style-name="T42"> </text:span>bash<text:span text:style-name="T45"> </text:span>/sh<text:span text:style-name="T45"> </text:span>shell.</text:p>
        </text:list-item>
      </text:list>
      <text:h text:style-name="P68" text:outline-level="3"><text:soft-page-break/><text:span text:style-name="T88">&gt; SFR</text:span></text:h>
      <text:p text:style-name="P42"><text:span text:style-name="T78"/></text:p>
      <text:p text:style-name="P42"><text:span text:style-name="T78">Devops</text:span><text:span text:style-name="T53"> </text:span><text:span text:style-name="T78">Engineer</text:span></text:p>
      <text:p text:style-name="P41">07/2019<text:span text:style-name="T22"> </text:span>–<text:span text:style-name="T22"> </text:span>10/2019</text:p>
      <text:p text:style-name="P45"/>
      <text:p text:style-name="P19">Devops<text:span text:style-name="T31"> </text:span>contractor<text:span text:style-name="T31"> </text:span>at<text:span text:style-name="T31"> </text:span>SFR<text:span text:style-name="T31"> </text:span>(French<text:span text:style-name="T21"> </text:span>ISP<text:span text:style-name="T31"> </text:span>and<text:span text:style-name="T31"> </text:span>phone<text:span text:style-name="T31"> </text:span>operator),<text:span text:style-name="T21"> </text:span>Cisco<text:span text:style-name="T31"> </text:span>NSO<text:span text:style-name="T31"> </text:span>project<text:span text:style-name="T31"> </text:span>Team<text:span text:style-name="T32"> </text:span>(SDN)in<text:span text:style-name="T31"> </text:span>charge<text:span text:style-name="T34"> </text:span>of<text:span text:style-name="T22"> </text:span>datacenter<text:span text:style-name="T36"> </text:span>deployment<text:span text:style-name="T22"> </text:span>automation and operations.</text:p>
      <text:p text:style-name="P50"/>
      <text:p text:style-name="P59"><text:span text:style-name="T5">Duties</text:span><text:span text:style-name="T7"> </text:span><text:span text:style-name="T5">and</text:span><text:span text:style-name="T7"> </text:span><text:span text:style-name="T5">Achievements</text:span></text:p>
      <text:p text:style-name="P49"/>
      <text:list text:continue-numbering="true" text:style-name="WWNum1">
        <text:list-item>
          <text:p text:style-name="P81">I<text:span text:style-name="T31"> </text:span>worked<text:span text:style-name="T21"> </text:span>on<text:span text:style-name="T21"> </text:span>designing<text:span text:style-name="T21"> </text:span>and<text:span text:style-name="T21"> </text:span>deploying<text:span text:style-name="T21"> </text:span>a<text:span text:style-name="T31"> </text:span>full<text:span text:style-name="T31"> </text:span>devops<text:span text:style-name="T31"> </text:span>stack,<text:span text:style-name="T21"> </text:span>for<text:span text:style-name="T21"> </text:span>developers<text:span text:style-name="T21"> </text:span>to<text:span text:style-name="T31"> </text:span>git<text:span text:style-name="T31"> </text:span>push<text:span text:style-name="T31"> </text:span>their<text:span text:style-name="T16"> </text:span>Python<text:span text:style-name="T34"> </text:span>source<text:span text:style-name="T40"> </text:span>code,<text:span text:style-name="T40"> </text:span>ending<text:span text:style-name="T40"> </text:span>with<text:span text:style-name="T40"> </text:span>their<text:span text:style-name="T55"> </text:span>code<text:span text:style-name="T16"> </text:span>deployment<text:span text:style-name="T16"> </text:span>to<text:span text:style-name="T40"> </text:span>production<text:span text:style-name="T16"> </text:span>Cisco<text:span text:style-name="T40"> </text:span>NSO<text:span text:style-name="T16"> </text:span>devices.</text:p>
        </text:list-item>
        <text:list-item>
          <text:p text:style-name="P78">I was a CI/CD evangelist on this Cisco NSO project (networks engineers do not have the same<text:span text:style-name="T34"> </text:span>culture<text:span text:style-name="T55"> </text:span>as<text:span text:style-name="T55"> </text:span>Dev<text:span text:style-name="T55"> </text:span>Engineers,<text:span text:style-name="T55"> </text:span>to<text:span text:style-name="T55"> </text:span>say<text:span text:style-name="T55"> </text:span>the<text:span text:style-name="T40"> </text:span>least).<text:span text:style-name="T45"> </text:span><text:span text:style-name="T48">CI/CD pipelines with</text:span><text:span text:style-name="T21"> </text:span>Gitlab<text:span text:style-name="T21">.</text:span></text:p>
        </text:list-item>
        <text:list-item>
          <text:p text:style-name="P79">I<text:span text:style-name="T40"> </text:span>took<text:span text:style-name="T40"> </text:span>a<text:span text:style-name="T16"> </text:span>Cisco<text:span text:style-name="T40"> </text:span>NSO<text:span text:style-name="T40"> </text:span>training<text:span text:style-name="T40"> </text:span>session<text:span text:style-name="T55"> </text:span>at<text:span text:style-name="T16"> </text:span>Cisco,<text:span text:style-name="T40"> </text:span>on<text:span text:style-name="T40"> </text:span>how<text:span text:style-name="T40"> </text:span>to<text:span text:style-name="T40"> </text:span>automate<text:span text:style-name="T55"> </text:span>bare<text:span text:style-name="T55"> </text:span>metal<text:span text:style-name="T16"> </text:span>provisioning<text:span text:style-name="T40"> </text:span>of<text:span text:style-name="T34"> </text:span>Cisco<text:span text:style-name="T42"> </text:span>NSO<text:span text:style-name="T22"> </text:span>Clusters,<text:span text:style-name="T42"> </text:span>in<text:span text:style-name="T22"> </text:span>« Issy<text:span text:style-name="T22"> </text:span>les<text:span text:style-name="T42"> </text:span>Moulineaux<text:span text:style-name="T22"> </text:span>»<text:span text:style-name="T42"> </text:span>a French city<text:span text:style-name="T42"> </text:span>close<text:span text:style-name="T42"> </text:span>to<text:span text:style-name="T22"> </text:span>Paris.</text:p>
        </text:list-item>
      </text:list>
      <text:p text:style-name="P99"><text:span text:style-name="T149"/></text:p>
      <text:p text:style-name="P64">Tech</text:p>
      <text:p text:style-name="P48"/>
      <text:list text:continue-numbering="true" text:style-name="WWNum1">
        <text:list-item>
          <text:p text:style-name="P88"><text:span text:style-name="T85">Devops</text:span><text:span text:style-name="T108"> </text:span><text:span text:style-name="T85">stack</text:span><text:span text:style-name="T22">:</text:span><text:span text:style-name="T55"> </text:span>Ansible,<text:span text:style-name="T40"> </text:span>Docker,<text:span text:style-name="T55"> </text:span>Gitlab<text:span text:style-name="T45"> </text:span>EE,<text:span text:style-name="T40"> </text:span>Jenkins<text:span text:style-name="T55"> </text:span>Pipelines,<text:span text:style-name="T55"> </text:span>LVM,<text:span text:style-name="T55"> </text:span>Cisco<text:span text:style-name="T55"> </text:span>NSO,<text:span text:style-name="T40"> </text:span>Cisco<text:span text:style-name="T34"> </text:span>KUBAM<text:span text:style-name="T22"> </text:span>pour le PXEless<text:span text:style-name="T22"> </text:span>boot, SSH<text:span text:style-name="T22"> </text:span>Bastions.</text:p>
        </text:list-item>
        <text:list-item>
          <text:p text:style-name="P91"><text:span text:style-name="T85">OS</text:span><text:span text:style-name="T45">:</text:span><text:span text:style-name="T55"> </text:span>Windows,<text:span text:style-name="T42"> </text:span>Linux<text:span text:style-name="T45"> </text:span>CentOS<text:span text:style-name="T45"> </text:span>7</text:p>
        </text:list-item>
        <text:list-item>
          <text:p text:style-name="P92"><text:span text:style-name="T85">Dev</text:span><text:span text:style-name="T109"> </text:span><text:span text:style-name="T85">stack</text:span><text:span text:style-name="T151">:</text:span><text:span text:style-name="T115"> </text:span>Python<text:span text:style-name="T115"> </text:span>2<text:span text:style-name="T64"> </text:span>Python<text:span text:style-name="T151"> </text:span>3<text:span text:style-name="T64"> </text:span>PyEnv<text:span text:style-name="T151"> </text:span>.</text:p>
        </text:list-item>
      </text:list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69" text:outline-level="3"><text:soft-page-break/><text:span text:style-name="T91">&gt; Bosstek</text:span></text:h>
      <text:p text:style-name="P44"><text:span text:style-name="T78">Devops</text:span><text:span text:style-name="T51"> </text:span><text:span text:style-name="T78">Engineer</text:span></text:p>
      <text:p text:style-name="P41">04/2018<text:span text:style-name="T22"> </text:span>–<text:span text:style-name="T22"> </text:span>11/2018</text:p>
      <text:p text:style-name="P20">Employee<text:span text:style-name="T32"> </text:span>at<text:span text:style-name="T31"> </text:span>Bosstek,<text:span text:style-name="T21"> </text:span>a<text:span text:style-name="T31"> </text:span>french<text:span text:style-name="T21"> </text:span>consulting<text:span text:style-name="T21"> </text:span>SMB,<text:span text:style-name="T31"> </text:span>specialized<text:span text:style-name="T21"> </text:span>into<text:span text:style-name="T21"> </text:span>infrastructure<text:span text:style-name="T21"> </text:span>management,<text:span text:style-name="T21"> </text:span>that<text:span text:style-name="T32"> </text:span>was<text:span text:style-name="T34"> </text:span>my first experience in a « Pure Infra » company, and the first time i took that kind of angle into the<text:span text:style-name="T36"> </text:span>devops<text:span text:style-name="T22"> </text:span>market.</text:p>
      <text:p text:style-name="P22"/>
      <text:p text:style-name="P24"><text:span text:style-name="T149">I took part into 3 proj</text:span><text:span text:style-name="T150">e</text:span><text:span text:style-name="T149">cts with Bosstek, for 3 different French Customers. This experience was very</text:span><text:span text:style-name="T37"> </text:span><text:span text:style-name="T149">interesting,</text:span><text:span text:style-name="T54"> </text:span><text:span text:style-name="T149">for</text:span><text:span text:style-name="T54"> </text:span><text:span text:style-name="T149">I</text:span><text:span text:style-name="T39"> </text:span><text:span text:style-name="T149">worked</text:span><text:span text:style-name="T39"> </text:span><text:span text:style-name="T149">there</text:span><text:span text:style-name="T39"> </text:span><text:span text:style-name="T149">with</text:span><text:span text:style-name="T39"> </text:span><text:span text:style-name="T149">people</text:span><text:span text:style-name="T54"> </text:span><text:span text:style-name="T149">who</text:span><text:span text:style-name="T54"> </text:span><text:span text:style-name="T149">never</text:span><text:span text:style-name="T54"> </text:span><text:span text:style-name="T149">ever</text:span><text:span text:style-name="T39"> </text:span><text:span text:style-name="T149">worked</text:span><text:span text:style-name="T54"> </text:span><text:span text:style-name="T149">in</text:span><text:span text:style-name="T39"> </text:span><text:span text:style-name="T149">software</text:span><text:span text:style-name="T39"> </text:span><text:span text:style-name="T149">development.</text:span><text:span text:style-name="T39"> </text:span><text:span text:style-name="T149">I</text:span><text:span text:style-name="T54"> </text:span><text:span text:style-name="T149">would</text:span><text:span text:style-name="T39"> </text:span><text:span text:style-name="T149">say</text:span><text:span text:style-name="T35"> </text:span><text:span text:style-name="T149">they</text:span><text:span text:style-name="T47"> </text:span><text:span text:style-name="T149">were</text:span><text:span text:style-name="T29"> </text:span><text:span text:style-name="T149">from</text:span><text:span text:style-name="T57"> </text:span><text:span text:style-name="T149">the</text:span><text:span text:style-name="T29"> </text:span><text:span text:style-name="T149">«</text:span><text:span text:style-name="T29"> </text:span><text:span text:style-name="T149">old</text:span><text:span text:style-name="T47"> </text:span><text:span text:style-name="T149">style</text:span><text:span text:style-name="T29"> </text:span><text:span text:style-name="T149">»</text:span><text:span text:style-name="T47"> </text:span><text:span text:style-name="T149">infrastructure</text:span><text:span text:style-name="T29"> </text:span><text:span text:style-name="T149">world,</text:span><text:span text:style-name="T43"> </text:span><text:span text:style-name="T149">and</text:span><text:span text:style-name="T47"> </text:span><text:span text:style-name="T149">that</text:span><text:span text:style-name="T47"> </text:span><text:span text:style-name="T149">is</text:span><text:span text:style-name="T43"> </text:span><text:span text:style-name="T149">why</text:span><text:span text:style-name="T47"> </text:span><text:span text:style-name="T149">i</text:span><text:span text:style-name="T47"> </text:span><text:span text:style-name="T149">had</text:span><text:span text:style-name="T47"> </text:span><text:span text:style-name="T149">a</text:span><text:span text:style-name="T29"> </text:span><text:span text:style-name="T149">lot</text:span><text:span text:style-name="T47"> </text:span><text:span text:style-name="T149">to</text:span><text:span text:style-name="T43"> </text:span><text:span text:style-name="T149">learn</text:span><text:span text:style-name="T43"> </text:span><text:span text:style-name="T149">with</text:span><text:span text:style-name="T43"> </text:span><text:span text:style-name="T149">them.</text:span></text:p>
      <text:p text:style-name="P24"><text:span text:style-name="T149"/></text:p>
      <text:p text:style-name="P24"><text:span text:style-name="T149"/></text:p>
      <text:p text:style-name="P60"><text:span text:style-name="T5">Duties</text:span><text:span text:style-name="T7"> </text:span><text:span text:style-name="T5">and</text:span><text:span text:style-name="T7"> </text:span><text:span text:style-name="T5">Achievements</text:span></text:p>
      <text:p text:style-name="P47"/>
      <text:list text:continue-numbering="true" text:style-name="WWNum1">
        <text:list-item>
          <text:p text:style-name="P82">I<text:span text:style-name="T16"> </text:span>worked<text:span text:style-name="T40"> </text:span>in<text:span text:style-name="T16"> </text:span>the<text:span text:style-name="T40"> </text:span>core<text:span text:style-name="T16"> </text:span>team<text:span text:style-name="T16"> </text:span>of<text:span text:style-name="T16"> </text:span>projects<text:span text:style-name="T16"> </text:span>for<text:span text:style-name="T16"> </text:span>huge<text:span text:style-name="T40"> </text:span>companies<text:span text:style-name="T45">:</text:span><text:span text:style-name="T16"> </text:span>SOPRA<text:span text:style-name="T16"> </text:span>Steria,<text:span text:style-name="T40"> </text:span>ENEDIS,<text:span text:style-name="T16"> </text:span>and<text:span text:style-name="T34"> </text:span>Carrrefour<text:span text:style-name="T22"> </text:span>One<text:span text:style-name="T42"> </text:span>Cloud, as<text:span text:style-name="T22"> </text:span>Devops<text:span text:style-name="T22"> </text:span>SME<text:span text:style-name="T36"> </text:span>/<text:span text:style-name="T42"> </text:span>Cloud<text:span text:style-name="T22"> </text:span>Architect.</text:p>
        </text:list-item>
        <text:list-item>
          <text:p text:style-name="P82">I<text:span text:style-name="T31"> </text:span>have<text:span text:style-name="T21"> </text:span>been<text:span text:style-name="T21"> </text:span>Dev<text:span text:style-name="T21"> </text:span>Engineers<text:span text:style-name="T21"> </text:span>Team<text:span text:style-name="T31"> </text:span>Leader<text:span text:style-name="T21"> </text:span>At<text:span text:style-name="T31"> </text:span>SOPRA<text:span text:style-name="T21"> </text:span>STER<text:span text:style-name="T157">I</text:span>A,<text:span text:style-name="T21"> </text:span>where<text:span text:style-name="T16"> </text:span>i<text:span text:style-name="T31"> </text:span>worked<text:span text:style-name="T21"> </text:span>under<text:span text:style-name="T21"> </text:span>the<text:span text:style-name="T34"> </text:span>authority<text:span text:style-name="T22"> </text:span>of David Maurange.</text:p>
        </text:list-item>
        <text:list-item>
          <text:p text:style-name="P80">I<text:span text:style-name="T16"> </text:span>also<text:span text:style-name="T16"> </text:span>conducted<text:span text:style-name="T55"> </text:span>two<text:span text:style-name="T16"> </text:span>internal<text:span text:style-name="T16"> </text:span>studies<text:span text:style-name="T55"> </text:span>about<text:span text:style-name="T21"> </text:span>in<text:span text:style-name="T55"> </text:span>that<text:span text:style-name="T21"> </text:span>company,<text:span text:style-name="T40"> </text:span>where<text:span text:style-name="T21"> </text:span>i<text:span text:style-name="T40"> </text:span>was<text:span text:style-name="T16"> </text:span>the<text:span text:style-name="T55"> </text:span>only<text:span text:style-name="T16"> </text:span>Kubernetes<text:span text:style-name="T34"> </text:span>SME:</text:p>
          <text:list>
            <text:list-item>
              <text:p text:style-name="P85">Production<text:span text:style-name="T16"> </text:span>grade<text:span text:style-name="T152"> </text:span>Kubernetes<text:span text:style-name="T40"> </text:span>Cluster<text:span text:style-name="T40"> </text:span>Ingress<text:span text:style-name="T21"> </text:span>Controller<text:span text:style-name="T16"> </text:span>best<text:span text:style-name="T16"> </text:span>practices.</text:p>
            </text:list-item>
            <text:list-item>
              <text:p text:style-name="P83">A<text:span text:style-name="T32"> </text:span>proposed<text:span text:style-name="T16"> </text:span>solution<text:span text:style-name="T16"> </text:span>of<text:span text:style-name="T16"> </text:span>system<text:span text:style-name="T21"> </text:span>monitoring<text:span text:style-name="T21"> </text:span>with<text:span text:style-name="T40"> </text:span>Rsyslog/Elastic<text:span text:style-name="T16"> </text:span>Stack,<text:span text:style-name="T16"> </text:span>(with<text:span text:style-name="T16"> </text:span>a<text:span text:style-name="T21"> </text:span>focus<text:span text:style-name="T16"> </text:span>on<text:span text:style-name="T21"> </text:span>CA<text:span text:style-name="T34"> </text:span>servers<text:span text:style-name="T21"> </text:span>restarts)<text:span text:style-name="T40">:</text:span><text:span text:style-name="T21"> </text:span>purpose<text:span text:style-name="T31"> </text:span>was<text:span text:style-name="T55"> </text:span>to<text:span text:style-name="T16"> </text:span>have<text:span text:style-name="T31"> </text:span>the<text:span text:style-name="T21"> </text:span>company<text:span text:style-name="T16"> </text:span>certified<text:span text:style-name="T16"> </text:span>as<text:span text:style-name="T21"> </text:span>a<text:span text:style-name="T40"> </text:span>CA<text:span text:style-name="T16"> </text:span>Authority<text:span text:style-name="T74"> </text:span>delivering</text:p>
            </text:list-item>
          </text:list>
        </text:list-item>
      </text:list>
      <text:p text:style-name="P23">SSL/TLS<text:span text:style-name="T31"> </text:span>certificates.</text:p>
      <text:list text:continue-numbering="true" text:style-name="WWNum1">
        <text:list-item>
          <text:p text:style-name="P101"><text:span text:style-name="T126">Working</text:span><text:span text:style-name="T128"> </text:span><text:span text:style-name="T126">in</text:span><text:span text:style-name="T129"> </text:span><text:span text:style-name="T126">the</text:span><text:span text:style-name="T130"> </text:span><text:span text:style-name="T126">Carrefour</text:span><text:span text:style-name="T129"> </text:span><text:span text:style-name="T126">One</text:span><text:span text:style-name="T128"> </text:span><text:span text:style-name="T126">Cloud</text:span><text:span text:style-name="T130"> </text:span><text:span text:style-name="T126">(a</text:span><text:span text:style-name="T128"> </text:span><text:span text:style-name="T126">project</text:span><text:span text:style-name="T129"> </text:span><text:span text:style-name="T126">in</text:span><text:span text:style-name="T129"> </text:span><text:span text:style-name="T126">collaboration</text:span><text:span text:style-name="T130"> </text:span><text:span text:style-name="T126">with</text:span><text:span text:style-name="T130"> </text:span><text:span text:style-name="T126">Google),</text:span><text:span text:style-name="T129"> </text:span><text:span text:style-name="T126">I</text:span><text:span text:style-name="T129"> </text:span><text:span text:style-name="T126">there</text:span><text:span text:style-name="T130"> </text:span><text:span text:style-name="T126">discovered</text:span><text:span text:style-name="T132"> </text:span><text:span text:style-name="T126">for the first time the concept of Headless CMS, with</text:span><text:span text:style-name="T12"> </text:span><text:a xlink:type="simple" xlink:href="https://strapi.io/" text:style-name="Standard" text:visited-style-name="Standard"><text:span text:style-name="T11">https://strapi.io</text:span><text:span text:style-name="T12"> </text:span></text:a><text:span text:style-name="T126">, and it is the first time I</text:span><text:span text:style-name="T133"> </text:span><text:span text:style-name="T126">worked</text:span><text:span text:style-name="T134"> </text:span><text:span text:style-name="T126">on</text:span><text:span text:style-name="T135"> </text:span><text:span text:style-name="T126">a</text:span><text:span text:style-name="T135"> </text:span><text:span text:style-name="T126">production</text:span><text:span text:style-name="T135"> </text:span><text:span text:style-name="T126">grade</text:span><text:span text:style-name="T135"> </text:span><text:span text:style-name="T126">use</text:span><text:span text:style-name="T136"> </text:span><text:span text:style-name="T126">of</text:span><text:span text:style-name="T134"> </text:span><text:span text:style-name="T126">the</text:span><text:span text:style-name="T134"> </text:span><text:span text:style-name="T126">Gravitee</text:span><text:span text:style-name="T134"> </text:span><text:span text:style-name="T126">API</text:span><text:span text:style-name="T134"> </text:span><text:span text:style-name="T126">Gateway.</text:span></text:p>
        </text:list-item>
      </text:list>
      <text:p text:style-name="P51"/>
      <text:p text:style-name="P62">Tech</text:p>
      <text:p text:style-name="P48"/>
      <text:list text:continue-numbering="true" text:style-name="WWNum1">
        <text:list-item>
          <text:p text:style-name="P89"><text:span text:style-name="T85">Devops</text:span><text:span text:style-name="T108"> </text:span><text:span text:style-name="T85">stack</text:span><text:span text:style-name="T42">:</text:span><text:span text:style-name="T55"> </text:span>Terraform,<text:span text:style-name="T40"> </text:span>Ansible,<text:span text:style-name="T40"> </text:span>Jenkins,<text:span text:style-name="T40"> </text:span><text:span text:style-name="T41">Gitlab, </text:span>Docker<text:span text:style-name="T55"> </text:span>(docker-compose)<text:span text:style-name="T40"> </text:span>,<text:span text:style-name="T55"> </text:span>NGINX,<text:span text:style-name="T34"> </text:span>Gravitee.io<text:span text:style-name="T52"> </text:span>(API<text:span text:style-name="T38"> </text:span>Gateway),<text:span text:style-name="T52"> </text:span>Keycloak<text:span text:style-name="T38"> </text:span>(avec<text:span text:style-name="T38"> </text:span>OpenID<text:span text:style-name="T38"> </text:span>explicit<text:span text:style-name="T52"> </text:span>flow),<text:span text:style-name="T38"> </text:span>Kubernetes,<text:span text:style-name="T52"> </text:span>ELK.</text:p>
        </text:list-item>
        <text:list-item>
          <text:p text:style-name="P98"><text:span text:style-name="T85">OS</text:span>: Linux Debian, Ubuntu Server </text:p>
        </text:list-item>
        <text:list-item>
          <text:p text:style-name="P100"><text:span text:style-name="T86">Dev</text:span><text:span text:style-name="T110"> </text:span><text:span text:style-name="T86">stack</text:span><text:span text:style-name="T29">:</text:span><text:span text:style-name="T47"> </text:span><text:span text:style-name="T149">NODEJS,</text:span><text:span text:style-name="T57"> </text:span><text:span text:style-name="T149">NPM,</text:span><text:span text:style-name="T47"> </text:span><text:span text:style-name="T149">Angular</text:span><text:span text:style-name="T43"> </text:span><text:span text:style-name="T149">5,</text:span><text:span text:style-name="T57"> </text:span><text:span text:style-name="T149">ReactJS,</text:span><text:span text:style-name="T47"> </text:span><text:span text:style-name="T149">MongoDB</text:span><text:span text:style-name="T47"> </text:span><text:span text:style-name="T149">(dans</text:span><text:span text:style-name="T47"> </text:span><text:span text:style-name="T149">2</text:span><text:span text:style-name="T57"> </text:span><text:span text:style-name="T149">missions</text:span><text:span text:style-name="T47"> </text:span><text:span text:style-name="T149">de</text:span><text:span text:style-name="T57"> </text:span><text:span text:style-name="T149">conseils),</text:span><text:span text:style-name="T35"> </text:span><text:span text:style-name="T149">Jhipster,</text:span><text:span text:style-name="T29"> </text:span><text:span text:style-name="T149">Jboss EAP .</text:span></text:p>
        </text:list-item>
      </text:list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h text:style-name="P73" text:outline-level="3"><text:soft-page-break/><text:span text:style-name="T94">Previous life as dev </text:span></text:h>
      <text:h text:style-name="P73" text:outline-level="3"><text:span text:style-name="T94">2008</text:span><text:span text:style-name="T101"> </text:span><text:span text:style-name="T94">–</text:span><text:span text:style-name="T101"> </text:span><text:span text:style-name="T94">2017</text:span></text:h>
      <text:h text:style-name="P70" text:outline-level="3"><text:span text:style-name="T94"/></text:h>
      <text:h text:style-name="P3" text:outline-level="3"><text:span text:style-name="T61">&gt; Vierling</text:span><text:span text:style-name="T114"> </text:span><text:span text:style-name="T61">Communication</text:span></text:h>
      <text:p text:style-name="P42"><text:span text:style-name="T78">Java</text:span><text:span text:style-name="T26"> </text:span><text:span text:style-name="T78">Dev Engineer</text:span></text:p>
      <text:p text:style-name="P41">02/2016<text:span text:style-name="T22"> </text:span>–<text:span text:style-name="T22"> </text:span><text:span text:style-name="T30">12</text:span>/201<text:span text:style-name="T173">7</text:span></text:p>
      <text:p text:style-name="P45"/>
      <text:p text:style-name="P127">Java<text:span text:style-name="T58"> </text:span>Dev<text:span text:style-name="T16"> </text:span>Enginer<text:span text:style-name="T40"> </text:span>at<text:span text:style-name="T16"> </text:span>Vierling-Communication,<text:span text:style-name="T16"> </text:span>an<text:span text:style-name="T40"> </text:span>R&amp;D<text:span text:style-name="T40"> </text:span>company<text:span text:style-name="T16"> </text:span>of<text:span text:style-name="T16"> </text:span>the<text:span text:style-name="T21"> </text:span>«<text:span text:style-name="T42"> </text:span>Laudren<text:span text:style-name="T40"> </text:span>Group<text:span text:style-name="T31"> </text:span>»<text:span text:style-name="T16"> </text:span>.<text:span text:style-name="T34"> </text:span>R&amp;D<text:span text:style-name="T16"> </text:span>main<text:span text:style-name="T40"> </text:span><text:span text:style-name="T41">The product was a </text:span>cutting<text:span text:style-name="T40"> </text:span>edge<text:span text:style-name="T16"> </text:span><text:span text:style-name="T20"><text:s/>(optic fiber) </text:span>network<text:span text:style-name="T16"> </text:span>monitoring<text:span text:style-name="T55"> </text:span>system, <text:span text:style-name="T173">using OTDUs</text:span>.</text:p>
      <text:p text:style-name="P127"><text:span text:style-name="T175">I </text:span><text:span text:style-name="T173">implemented full </text:span><text:span text:style-name="T139">deployment automation </text:span><text:span text:style-name="T173">using</text:span><text:span text:style-name="T175"> </text:span><text:span text:style-name="T173">Gitlab </text:span><text:span text:style-name="T139">CI/CD </text:span><text:span text:style-name="T173">pipelines, docker, and PXE-booting.</text:span><text:span text:style-name="T175"> <text:s/></text:span><text:span text:style-name="T174">fully automated </text:span><text:span text:style-name="T173">the deployment went down to </text:span><text:span text:style-name="T174">a 7 minutes process.</text:span></text:p>
      <text:h text:style-name="P11" text:outline-level="3"><text:span text:style-name="T89">&gt; SPVC</text:span><text:span text:style-name="T102"> </text:span><text:span text:style-name="T89">Group</text:span></text:h>
      <text:p text:style-name="P42"><text:span text:style-name="T80">IS </text:span><text:span text:style-name="T79">Architect</text:span><text:span text:style-name="T61">,</text:span><text:span text:style-name="T62"> </text:span><text:span text:style-name="T61">IT</text:span><text:span text:style-name="T62"> </text:span><text:span text:style-name="T61">department</text:span><text:span text:style-name="T63"> </text:span><text:span text:style-name="T61">founder</text:span></text:p>
      <text:p text:style-name="P41">06/2013<text:span text:style-name="T22"> </text:span>–<text:span text:style-name="T22"> </text:span>07/2015</text:p>
      <text:p text:style-name="P45"/>
      <text:p text:style-name="P42"><text:span text:style-name="T158">SPVC</text:span><text:span text:style-name="T164"> </text:span><text:span text:style-name="T158">was</text:span><text:span text:style-name="T164"> </text:span><text:span text:style-name="T158">an</text:span><text:span text:style-name="T164"> </text:span><text:span text:style-name="T158">SMB</text:span><text:span text:style-name="T164"> </text:span><text:span text:style-name="T158">of</text:span><text:span text:style-name="T164"> </text:span><text:span text:style-name="T158">the</text:span><text:span text:style-name="T172"> </text:span><text:span text:style-name="T158">contruction</text:span><text:span text:style-name="T160"> </text:span><text:span text:style-name="T158">industry,</text:span><text:span text:style-name="T160"> </text:span><text:span text:style-name="T158">specialized</text:span><text:span text:style-name="T164"> </text:span><text:span text:style-name="T158">into</text:span><text:span text:style-name="T164"> </text:span><text:span text:style-name="T158">fluids. </text:span><text:span text:style-name="T159">M</text:span><text:span text:style-name="T158">y</text:span><text:span text:style-name="T164"> </text:span><text:span text:style-name="T158">first</text:span><text:span text:style-name="T170"> </text:span><text:span text:style-name="T158">experience</text:span><text:span text:style-name="T170"> </text:span><text:span text:style-name="T171">with real</text:span><text:span text:style-name="T170"> </text:span><text:span text:style-name="T171">IT </text:span><text:span text:style-name="T158">infrastruct</text:span><text:span text:style-name="T159">u</text:span><text:span text:style-name="T158">re.</text:span></text:p>
      <text:p text:style-name="P133"><text:span text:style-name="T159">Design n I</text:span><text:span text:style-name="T158">mplement </text:span><text:span text:style-name="T161">a </text:span><text:span text:style-name="T158">B.A.M.</text:span><text:span text:style-name="T160"> </text:span><text:span text:style-name="T158">system</text:span><text:span text:style-name="T164"> </text:span><text:span text:style-name="T158">(Business</text:span><text:span text:style-name="T160"> </text:span><text:span text:style-name="T158">Activity</text:span><text:span text:style-name="T165"> </text:span><text:span text:style-name="T158">Monitoring), </text:span><text:span text:style-name="T159">with <text:s/>Chef.io,</text:span><text:span text:style-name="T169"> </text:span><text:span text:style-name="T159">KVM</text:span><text:span text:style-name="T162"> </text:span><text:span text:style-name="T159">Virtual</text:span><text:span text:style-name="T162"> </text:span><text:span text:style-name="T159">Manager,</text:span><text:span text:style-name="T163"> </text:span><text:span text:style-name="T159">CentOS</text:span><text:span text:style-name="T168"> </text:span><text:span text:style-name="T159">6.x,</text:span><text:span text:style-name="T166"> </text:span><text:span text:style-name="T159">Ubuntu</text:span><text:span text:style-name="T167"> </text:span><text:span text:style-name="T159">server, Java EE, Artifactory, MAVEN3,</text:span><text:span text:style-name="T161"> </text:span><text:span text:style-name="T159">Activiti</text:span><text:span text:style-name="T161"> </text:span><text:span text:style-name="T159">BPMN</text:span><text:span text:style-name="T161"> </text:span><text:span text:style-name="T159">engine,</text:span><text:span text:style-name="T161"> soap web services.</text:span></text:p>
      <text:h text:style-name="P71" text:outline-level="3"/>
      <text:h text:style-name="P12" text:outline-level="3"><text:span text:style-name="T100">&gt; Michael</text:span><text:span text:style-name="T104"> </text:span><text:span text:style-name="T100">Page</text:span><text:span text:style-name="T104"> </text:span><text:span text:style-name="T91">International</text:span></text:h>
      <text:p text:style-name="P43"><text:span text:style-name="T78">Dev</text:span><text:span text:style-name="T46"> </text:span><text:span text:style-name="T78">Engineer</text:span><text:span text:style-name="T56"> </text:span></text:p>
      <text:p text:style-name="P41">01/2012<text:span text:style-name="T22"> </text:span>–<text:span text:style-name="T22"> </text:span>11/2012</text:p>
      <text:p text:style-name="P45"/>
      <text:p text:style-name="P21">At<text:span text:style-name="T21"> </text:span>the<text:span text:style-name="T40"> </text:span>heart<text:span text:style-name="T21"> </text:span>of<text:span text:style-name="T16"> </text:span>Michael<text:span text:style-name="T16"> </text:span>Page’s<text:span text:style-name="T16"> </text:span>IT<text:span text:style-name="T21"> </text:span>Department<text:span text:style-name="T21"> </text:span>(EMEA),<text:span text:style-name="T40"> </text:span>I<text:span text:style-name="T40"> </text:span>took<text:span text:style-name="T16"> </text:span>part<text:span text:style-name="T16"> </text:span>in<text:span text:style-name="T16"> </text:span>the<text:span text:style-name="T40"> </text:span>full<text:span text:style-name="T16"> </text:span>revamping<text:span text:style-name="T40"> </text:span>of<text:span text:style-name="T16"> </text:span>Michael<text:span text:style-name="T34"> </text:span>Page’s Inform<text:span text:style-name="T173">a</text:span>tion system <text:span text:style-name="T173">(candidate assessment mainly)</text:span>, along with 10 à 15 Java Dev Engineers, 2/3 IT Architects, QA and ten<text:span text:style-name="T36"> </text:span>Business<text:span text:style-name="T22"> </text:span>Analysts.</text:p>
      <text:p text:style-name="P29"><text:span text:style-name="T65">{</text:span><text:span text:style-name="T66"> </text:span><text:span text:style-name="T65">2011</text:span><text:span text:style-name="T67">:</text:span><text:span text:style-name="T68"> </text:span><text:span text:style-name="T65">I</text:span><text:span text:style-name="T68"> </text:span><text:span text:style-name="T65">spent</text:span><text:span text:style-name="T69"> </text:span><text:span text:style-name="T65">one</text:span><text:span text:style-name="T70"> </text:span><text:span text:style-name="T65">year</text:span><text:span text:style-name="T68"> </text:span><text:span text:style-name="T65">in</text:span><text:span text:style-name="T68"> </text:span><text:span text:style-name="T65">a</text:span><text:span text:style-name="T66"> </text:span><text:span text:style-name="T65">French</text:span><text:span text:style-name="T70"> </text:span><text:span text:style-name="T65">IT</text:span><text:span text:style-name="T68"> </text:span><text:span text:style-name="T65">school</text:span><text:span text:style-name="T68"> </text:span><text:span text:style-name="T65">named</text:span><text:span text:style-name="T68"> </text:span><text:span text:style-name="T65">«</text:span><text:span text:style-name="T71"> </text:span><text:span text:style-name="T65">AFCEPF</text:span><text:span text:style-name="T72"> </text:span><text:span text:style-name="T65">»</text:span><text:span text:style-name="T66"> </text:span><text:span text:style-name="T65">to</text:span><text:span text:style-name="T68"> </text:span><text:span text:style-name="T65">get</text:span><text:span text:style-name="T68"> </text:span><text:span text:style-name="T65">a</text:span><text:span text:style-name="T68"> </text:span><text:span text:style-name="T65">Software</text:span><text:span text:style-name="T66"> </text:span><text:span text:style-name="T65">Architect</text:span><text:span text:style-name="T69"> </text:span><text:span text:style-name="T65">degree}</text:span></text:p>
      <text:p text:style-name="P25"/>
      <text:h text:style-name="P12" text:outline-level="3"><text:span text:style-name="T91">&gt; Sanofi</text:span><text:span text:style-name="T105"> </text:span><text:span text:style-name="T91">Aventis</text:span></text:h>
      <text:p text:style-name="P42"><text:span text:style-name="T78">Java</text:span><text:span text:style-name="T73"> </text:span><text:span text:style-name="T78">Engineer</text:span></text:p>
      <text:p text:style-name="P41">02/2010<text:span text:style-name="T22"> </text:span>–<text:span text:style-name="T22"> </text:span>12/2010</text:p>
      <text:p text:style-name="P132"/>
      <text:h text:style-name="P74" text:outline-level="3"><text:span text:style-name="T89">&gt; </text:span><text:span text:style-name="T90">C</text:span><text:span text:style-name="T89">PAM</text:span></text:h>
      <text:p text:style-name="P42"><text:span text:style-name="T44">Java</text:span><text:span text:style-name="T60"> </text:span><text:span text:style-name="T27">Engine</text:span><text:span text:style-name="T28">e</text:span><text:span text:style-name="T27">r </text:span><text:span text:style-name="T28">SME</text:span></text:p>
      <text:p text:style-name="P41">03/2009<text:span text:style-name="T22"> </text:span>–<text:span text:style-name="T22"> </text:span>11/2009</text:p>
      <text:p text:style-name="P90"/>
      <text:h text:style-name="P67" text:outline-level="3"><text:span text:style-name="T91">&gt; </text:span><text:span text:style-name="T92">M</text:span><text:span text:style-name="T91">némosyne</text:span></text:h>
      <text:p text:style-name="P42"><text:span text:style-name="T26">.NET</text:span><text:span text:style-name="T51"> </text:span><text:span text:style-name="T26">Developer</text:span></text:p>
      <text:p text:style-name="P41">10/2008<text:span text:style-name="T22"> </text:span>–<text:span text:style-name="T22"> </text:span>12/2008</text:p>
      <text:p text:style-name="P33"><text:span text:style-name="T94"/></text:p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66" text:outline-level="2"><text:span text:style-name="T138">E</text:span>ducation</text:h>
      <text:p text:style-name="P38"/>
      <text:p text:style-name="P38"/>
      <text:p text:style-name="P38"/>
      <text:p text:style-name="P139"/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P117">2011</text:p>
          </table:table-cell>
          <table:table-cell table:style-name="Tableau2.A1" office:value-type="string">
            <text:p text:style-name="P118"><text:span text:style-name="T4">Software</text:span><text:span text:style-name="T6"> </text:span><text:span text:style-name="T1">Architect</text:span><text:span text:style-name="T6"> </text:span><text:span text:style-name="T1">Engineer</text:span><text:span text:style-name="T3"> </text:span><text:span text:style-name="T1">Degree</text:span></text:p>
          </table:table-cell>
          <table:table-cell table:style-name="Tableau2.A1" office:value-type="string">
            <text:p text:style-name="Table_20_Paragraph"><text:span text:style-name="T123">AFCEPF,</text:span><text:span text:style-name="T124"> </text:span><text:a xlink:type="simple" xlink:href="http://www.afcepf.fr/" text:style-name="Standard" text:visited-style-name="Standard"><text:span text:style-name="T10">http://www.afcepf.fr/</text:span></text:a></text:p>
          </table:table-cell>
        </table:table-row>
        <table:table-row table:style-name="Tableau2.2">
          <table:table-cell table:style-name="Tableau2.A1" office:value-type="string">
            <text:p text:style-name="P117">2007</text:p>
          </table:table-cell>
          <table:table-cell table:style-name="Tableau2.A1" office:value-type="string">
            <text:p text:style-name="P119"><text:span text:style-name="T1">2</text:span><text:span text:style-name="T2"> </text:span><text:span text:style-name="T1">years</text:span><text:span text:style-name="T2"> </text:span><text:span text:style-name="T1">Degree</text:span><text:span text:style-name="T9"> </text:span><text:span text:style-name="T1">in</text:span><text:span text:style-name="T2"> </text:span><text:span text:style-name="T1">IT</text:span><text:span text:style-name="T3"> </text:span><text:span text:style-name="T1">engineering</text:span></text:p>
          </table:table-cell>
          <table:table-cell table:style-name="Tableau2.A1" office:value-type="string">
            <text:p text:style-name="P122"><text:span text:style-name="T121">AFPA Paris,</text:span><text:span text:style-name="T122"> </text:span><text:a xlink:type="simple" xlink:href="https://www.afpa.fr/" text:style-name="Standard" text:visited-style-name="Standard"><text:span text:style-name="T10">https://www.afpa.fr/</text:span></text:a></text:p>
          </table:table-cell>
        </table:table-row>
        <table:table-row table:style-name="Tableau2.1">
          <table:table-cell table:style-name="Tableau2.A1" office:value-type="string">
            <text:p text:style-name="P117">2001</text:p>
          </table:table-cell>
          <table:table-cell table:style-name="Tableau2.A1" office:value-type="string">
            <text:p text:style-name="P120"><text:span text:style-name="T1">DEUG</text:span><text:span text:style-name="T2"> </text:span><text:span text:style-name="T1">MIAS</text:span><text:span text:style-name="T2"> </text:span><text:span text:style-name="T1">(Mathematics</text:span><text:span text:style-name="T3"> </text:span><text:span text:style-name="T1">under graduation)</text:span></text:p>
          </table:table-cell>
          <table:table-cell table:style-name="Tableau2.A1" office:value-type="string">
            <text:p text:style-name="P123"><text:span text:style-name="T121">Paris 6 University,</text:span><text:span text:style-name="T122"> </text:span><text:a xlink:type="simple" xlink:href="http://www.upmc.fr/en/" text:style-name="Standard" text:visited-style-name="Standard"><text:span text:style-name="T10">http://www.upmc.fr/en/</text:span></text:a></text:p>
          </table:table-cell>
        </table:table-row>
        <table:table-row table:style-name="Tableau2.4">
          <table:table-cell table:style-name="Tableau2.A1" office:value-type="string">
            <text:p text:style-name="P117">1999</text:p>
          </table:table-cell>
          <table:table-cell table:style-name="Tableau2.A1" office:value-type="string">
            <text:p text:style-name="P121"><text:span text:style-name="T4">DEUG</text:span><text:span text:style-name="T8"> </text:span><text:span text:style-name="T1">SCVT,</text:span><text:span text:style-name="T8"> </text:span><text:span text:style-name="T1">(Biochemistry</text:span><text:span text:style-name="T3"> </text:span><text:span text:style-name="T1">under graduation)</text:span></text:p>
          </table:table-cell>
          <table:table-cell table:style-name="Tableau2.A1" office:value-type="string">
            <text:p text:style-name="P123"><text:span text:style-name="T121">Paris 6 University,</text:span><text:span text:style-name="T122"> </text:span><text:a xlink:type="simple" xlink:href="http://www.upmc.fr/en/" text:style-name="Standard" text:visited-style-name="Standard"><text:span text:style-name="T10">http://www.upmc.fr/en/</text:span></text:a></text:p>
          </table:table-cell>
        </table:table-row>
      </table:table>
      <text:p text:style-name="P38"/>
      <text:p text:style-name="P38"/>
      <text:p text:style-name="P115"><text:bookmark text:name="Languages"/><text:span text:style-name="T111">Languages</text:span></text:p>
      <text:p text:style-name="P130">Fluent<text:span text:style-name="T38"> </text:span>English,<text:span text:style-name="T32"> </text:span>school<text:span text:style-name="T32"> </text:span>level<text:span text:style-name="T32"> </text:span>German,<text:span text:style-name="T31"> </text:span>a<text:span text:style-name="T32"> </text:span>few<text:span text:style-name="T32"> </text:span>words<text:span text:style-name="T31"> </text:span>of<text:span text:style-name="T32"> </text:span>Bulgarian,<text:span text:style-name="T31"> </text:span>souvenirs<text:span text:style-name="T32"> </text:span>of<text:span text:style-name="T34"> </text:span>classic<text:span text:style-name="T42"> </text:span>Ancient<text:span text:style-name="T22"> </text:span>Greek.</text:p>
      <text:p text:style-name="P8">And...</text:p>
      <text:p text:style-name="P52">Jogging,<text:span text:style-name="T38"> </text:span>trekking,<text:span text:style-name="T31"> </text:span>fencing<text:span text:style-name="T38"> </text:span>(sword,<text:span text:style-name="T32"> </text:span>saber),<text:span text:style-name="T38"> </text:span>trout<text:span text:style-name="T38"> </text:span>fishing.<text:span text:style-name="T32"> </text:span>An<text:span text:style-name="T32"> </text:span>Trout<text:span text:style-name="T38"> </text:span>Fishing,<text:span text:style-name="T31"> </text:span>plus<text:span text:style-name="T38"> </text:span>a<text:span text:style-name="T38"> </text:span>bit<text:span text:style-name="T32"> </text:span>of<text:span text:style-name="T38"> </text:span>Trout<text:span text:style-name="T38"> </text:span>Fishing<text:span text:style-name="T31"> </text:span>(I<text:span text:style-name="T34"> </text:span>LOVE Trout fishing<text:span text:style-name="T22">:</text:span>)<text:span text:style-name="T36"> 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adornments="Normal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5.512cm" fo:margin-right="5.509cm" fo:margin-top="0.247cm" fo:margin-bottom="0cm" style:contextual-spacing="false" fo:text-align="center" style:justify-single-word="false"/>
      <style:text-properties style:font-name="Microsoft Sans Serif" fo:font-family="'Microsoft Sans Serif'" style:font-family-generic="roman" style:font-pitch="variable" fo:font-size="18pt" fo:language="en" fo:country="US" style:font-name-asian="Microsoft Sans Serif1" style:font-family-asian="'Microsoft Sans Serif'" style:font-family-generic-asian="system" style:font-pitch-asian="variable" style:font-size-asian="18pt" style:language-asian="en" style:country-asian="US" style:font-name-complex="Microsoft Sans Serif1" style:font-family-complex="'Microsoft Sans Serif'" style:font-family-generic-complex="system" style:font-pitch-complex="variable" style:font-size-complex="18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203cm"/>
      <style:text-properties style:font-name="Arial" fo:font-family="Arial" style:font-family-generic="roman" style:font-pitch="variable" fo:font-size="13pt" fo:language="en" fo:country="US" fo:font-style="italic" style:font-name-asian="Arial2" style:font-family-asian="Arial" style:font-family-generic-asian="system" style:font-pitch-asian="variable" style:font-size-asian="13pt" style:language-asian="en" style:country-asian="US" style:font-style-asian="italic" style:font-name-complex="Arial2" style:font-family-complex="Arial" style:font-family-generic-complex="system" style:font-pitch-complex="variable" style:font-size-complex="13pt" style:language-complex="ar" style:country-complex="SA" style:font-style-complex="italic"/>
    </style:style>
    <style:style style:name="List_20_Paragraph" style:display-name="List Paragraph" style:family="paragraph" style:parent-style-name="Standard">
      <style:paragraph-properties fo:margin-left="1.475cm" fo:text-indent="-0.635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99cm" fo:margin-top="0.071cm" fo:margin-bottom="0cm" style:contextual-spacing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fo:font-size="12pt" fo:language="en" fo:country="U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2" style:display-name="ListLabel 2" style:family="text">
      <style:text-properties fo:font-size="12pt" fo:language="en" fo:country="U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141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style:font-name="Lucida Sans Unicode1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2.11cm"/>
        </style:list-level-properties>
        <style:text-properties style:font-name="Lucida Sans Unicode1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8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7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36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46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187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46cm" fo:margin-bottom="0.494cm" fo:margin-left="1.799cm" fo:margin-right="1.799cm" style:writing-mode="lr-tb" style:layout-grid-color="#c0c0c0" style:layout-grid-lines="248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799cm" fo:margin-bottom="0.494cm" fo:margin-left="1.799cm" fo:margin-right="1.799cm" style:writing-mode="lr-tb" style:layout-grid-color="#c0c0c0" style:layout-grid-lines="256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.328cm" fo:margin-bottom="0.494cm" fo:margin-left="1.799cm" fo:margin-right="1.799cm" style:writing-mode="lr-tb" style:layout-grid-color="#c0c0c0" style:layout-grid-lines="2511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.834cm" fo:margin-bottom="0.494cm" fo:margin-left="1.799cm" fo:margin-right="1.799cm" style:writing-mode="lr-tb" style:layout-grid-color="#c0c0c0" style:layout-grid-lines="256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05cm" fo:margin-bottom="0.494cm" fo:margin-left="1.799cm" fo:margin-right="1.799cm" style:writing-mode="lr-tb" style:layout-grid-color="#c0c0c0" style:layout-grid-lines="249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4" draw:style-name="Mdp1"/>
    <style:master-page style:name="Converted7" style:page-layout-name="Mpm3" draw:style-name="Mdp1"/>
    <style:master-page style:name="Converted8" style:page-layout-name="Mpm3" draw:style-name="Mdp1"/>
    <style:master-page style:name="Converted9" style:page-layout-name="Mpm5" draw:style-name="Mdp1"/>
    <style:master-page style:name="Converted10" style:page-layout-name="Mpm6" draw:style-name="Mdp1"/>
    <style:master-page style:name="Converted11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5:33:54</meta:creation-date>
    <dc:date>2024-02-12T03:39:36.840000000</dc:date>
    <meta:editing-duration>PT4H55M21S</meta:editing-duration>
    <meta:generator>LibreOffice/7.6.4.1$Windows_X86_64 LibreOffice_project/e19e193f88cd6c0525a17fb7a176ed8e6a3e2aa1</meta:generator>
    <meta:editing-cycles>187</meta:editing-cycles>
    <meta:print-date>2024-01-16T09:49:30.809000000</meta:print-date>
    <meta:document-statistic meta:table-count="1" meta:image-count="0" meta:object-count="0" meta:page-count="8" meta:paragraph-count="142" meta:word-count="1585" meta:character-count="10176" meta:non-whitespace-character-count="8756"/>
    <meta:user-defined meta:name="AppVersion">12.0000</meta:user-defined>
    <meta:user-defined meta:name="Created" meta:value-type="date">2022-05-23T00:00:00</meta:user-defined>
    <meta:user-defined meta:name="Creator">Writer</meta:user-defined>
    <meta:user-defined meta:name="LastSaved" meta:value-type="date">2022-05-23T00:00:00</meta:user-defined>
    <meta:template xlink:type="simple" xlink:actuate="onRequest" xlink:title="Normal" xlink:href=""/>
  </office:meta>
</office:document-meta>
</file>